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weight="bold" style:font-weight-asian="bold" style:font-weight-complex="bold"/>
    </style:style>
    <style:style style:name="P2" style:family="paragraph" style:parent-style-name="Standard">
      <style:paragraph-properties fo:line-height="115%" fo:text-align="center" style:justify-single-word="false"/>
      <style:text-properties fo:font-weight="bold" officeooo:paragraph-rsid="00096bc8" style:font-weight-asian="bold" style:font-weight-complex="bold"/>
    </style:style>
    <style:style style:name="P3" style:family="paragraph" style:parent-style-name="Standard">
      <style:paragraph-properties fo:line-height="115%" fo:text-align="justify" style:justify-single-word="false"/>
      <style:text-properties fo:font-weight="bold" officeooo:paragraph-rsid="0014c6dc" style:font-weight-asian="bold" style:font-weight-complex="bold"/>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margin-left="0cm" fo:margin-right="0cm" fo:line-height="115%"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properties officeooo:paragraph-rsid="001c320e"/>
    </style:style>
    <style:style style:name="P8" style:family="paragraph" style:parent-style-name="Standard">
      <style:paragraph-properties fo:margin-left="0cm" fo:margin-right="0cm" fo:text-align="start" style:justify-single-word="false" fo:text-indent="0cm" style:auto-text-indent="false"/>
      <style:text-properties officeooo:paragraph-rsid="001fd406"/>
    </style:style>
    <style:style style:name="P9" style:family="paragraph" style:parent-style-name="Standard">
      <style:paragraph-properties fo:margin-left="0cm" fo:margin-right="0cm" fo:text-align="start" style:justify-single-word="false" fo:text-indent="0cm" style:auto-text-indent="false"/>
      <style:text-properties officeooo:paragraph-rsid="0020aa47"/>
    </style:style>
    <style:style style:name="P1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 style:family="paragraph" style:parent-style-name="Standard">
      <style:paragraph-properties fo:line-height="115%" fo:text-align="justify" style:justify-single-word="false"/>
      <style:text-properties fo:color="#000000" loext:opacity="100%" style:font-name="Monospace" fo:font-size="10pt" officeooo:paragraph-rsid="001356ab" style:font-size-asian="10pt"/>
    </style:style>
    <style:style style:name="P12" style:family="paragraph" style:parent-style-name="Standard">
      <style:paragraph-properties fo:line-height="115%" fo:text-align="justify" style:justify-single-word="false"/>
      <style:text-properties fo:color="#000000" loext:opacity="100%" style:font-name="Monospace" fo:font-size="10pt" style:font-size-asian="10pt"/>
    </style:style>
    <style:style style:name="P13" style:family="paragraph" style:parent-style-name="Standard">
      <style:paragraph-properties fo:margin-left="0cm" fo:margin-right="0cm" fo:line-height="115%" fo:text-align="start" style:justify-single-word="false" fo:text-indent="0cm" style:auto-text-indent="false"/>
      <style:text-properties fo:color="#000000" loext:opacity="100%" style:font-name="Monospace" fo:font-size="10pt" officeooo:paragraph-rsid="001356ab" style:font-size-asian="10pt"/>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style:font-size-asian="10pt"/>
    </style:style>
    <style:style style:name="P15" style:family="paragraph" style:parent-style-name="Standard">
      <style:paragraph-properties fo:line-height="115%" fo:text-align="justify" style:justify-single-word="false"/>
      <style:text-properties fo:color="#000000" loext:opacity="100%" style:font-name="Monospace" fo:font-size="10pt" fo:font-weight="bold" officeooo:paragraph-rsid="001356ab" style:font-size-asian="10pt" style:font-weight-asian="bold" style:font-weight-complex="bold"/>
    </style:style>
    <style:style style:name="P16" style:family="paragraph" style:parent-style-name="Standard">
      <style:paragraph-properties fo:line-height="115%" fo:text-align="justify" style:justify-single-word="false"/>
      <style:text-properties fo:color="#000000" loext:opacity="100%" style:font-name="Monospace" fo:font-size="10pt" fo:font-weight="bold" officeooo:paragraph-rsid="0014c6dc" style:font-size-asian="10pt" style:font-weight-asian="bold" style:font-weight-complex="bold"/>
    </style:style>
    <style:style style:name="P17" style:family="paragraph" style:parent-style-name="Standard">
      <style:paragraph-properties fo:margin-left="0cm" fo:margin-right="0cm" fo:line-height="115%" fo:text-align="start" style:justify-single-word="false" fo:text-indent="0cm" style:auto-text-indent="false"/>
      <style:text-properties fo:color="#000000" loext:opacity="100%" style:font-name="Monospace" fo:font-size="10pt" fo:font-weight="normal" style:font-size-asian="10pt" style:font-weight-asian="normal" style:font-weight-complex="normal"/>
    </style:style>
    <style:style style:name="P18" style:family="paragraph" style:parent-style-name="Standard">
      <style:paragraph-properties fo:margin-left="0cm" fo:margin-right="0cm" fo:line-height="115%" fo:text-align="justify" style:justify-single-word="false" fo:text-indent="0cm" style:auto-text-indent="false"/>
      <style:text-properties fo:color="#000000" loext:opacity="100%" officeooo:paragraph-rsid="001b2fab"/>
    </style:style>
    <style:style style:name="P19" style:family="paragraph" style:parent-style-name="Standard">
      <style:paragraph-properties fo:margin-left="0cm" fo:margin-right="0cm" fo:line-height="115%" fo:text-align="start" style:justify-single-word="false" fo:text-indent="0cm" style:auto-text-indent="false"/>
      <style:text-properties fo:color="#000000" loext:opacity="100%" officeooo:paragraph-rsid="001b2fab"/>
    </style:style>
    <style:style style:name="P20"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style:font-size-asian="10pt"/>
    </style:style>
    <style:style style:name="P21" style:family="paragraph" style:parent-style-name="Standard">
      <style:paragraph-properties fo:margin-left="0cm" fo:margin-right="0cm" fo:line-height="150%" fo:text-align="start" style:justify-single-word="false" fo:text-indent="0cm" style:auto-text-indent="false"/>
      <style:text-properties officeooo:paragraph-rsid="002a0793"/>
    </style:style>
    <style:style style:name="P22" style:family="paragraph" style:parent-style-name="Standard" style:list-style-name="L1">
      <style:paragraph-properties fo:line-height="115%" fo:text-align="justify" style:justify-single-word="false"/>
      <style:text-properties officeooo:paragraph-rsid="00096bc8"/>
    </style:style>
    <style:style style:name="P23" style:family="paragraph" style:parent-style-name="Standard" style:list-style-name="L1">
      <style:paragraph-properties fo:line-height="115%" fo:text-align="justify" style:justify-single-word="false"/>
      <style:text-properties officeooo:paragraph-rsid="0011c488"/>
    </style:style>
    <style:style style:name="P24" style:family="paragraph" style:parent-style-name="Standard" style:list-style-name="L1">
      <style:paragraph-properties fo:line-height="115%" fo:text-align="justify" style:justify-single-word="false"/>
    </style:style>
    <style:style style:name="P25" style:family="paragraph" style:parent-style-name="Standard" style:list-style-name="L1">
      <style:paragraph-properties fo:line-height="115%" fo:text-align="justify" style:justify-single-word="false"/>
      <style:text-properties officeooo:paragraph-rsid="001356ab"/>
    </style:style>
    <style:style style:name="P26" style:family="paragraph" style:parent-style-name="Standard" style:list-style-name="L2">
      <style:paragraph-properties fo:line-height="115%" fo:text-align="justify" style:justify-single-word="false"/>
    </style:style>
    <style:style style:name="P27" style:family="paragraph" style:parent-style-name="Standard" style:list-style-name="L2">
      <style:paragraph-properties fo:line-height="115%" fo:text-align="justify" style:justify-single-word="false"/>
      <style:text-properties officeooo:paragraph-rsid="0021fcba"/>
    </style:style>
    <style:style style:name="P28" style:family="paragraph" style:parent-style-name="Standard" style:list-style-name="L2">
      <style:paragraph-properties fo:line-height="115%" fo:text-align="justify" style:justify-single-word="false"/>
      <style:text-properties officeooo:paragraph-rsid="0022ca81"/>
    </style:style>
    <style:style style:name="P29" style:family="paragraph" style:parent-style-name="Standard" style:list-style-name="L1">
      <style:paragraph-properties fo:margin-left="0cm" fo:margin-right="0cm" fo:line-height="115%" fo:text-align="justify" style:justify-single-word="false" fo:text-indent="0cm" style:auto-text-indent="false"/>
      <style:text-properties fo:color="#000000" loext:opacity="100%" style:font-name="Monospace" fo:font-size="10pt" fo:font-weight="bold" officeooo:paragraph-rsid="00133fa1" style:font-size-asian="10pt" style:font-weight-asian="bold" style:font-weight-complex="bold"/>
    </style:style>
    <style:style style:name="P30" style:family="paragraph" style:parent-style-name="Standard" style:list-style-name="L2">
      <style:paragraph-properties fo:margin-left="0cm" fo:margin-right="0cm" fo:line-height="115%" fo:text-align="justify" style:justify-single-word="false" fo:text-indent="0cm" style:auto-text-indent="false"/>
      <style:text-properties fo:color="#000000" loext:opacity="100%" style:font-name="Monospace" fo:font-size="10pt" fo:font-weight="bold" officeooo:paragraph-rsid="00231ef5" style:font-size-asian="10pt" style:font-weight-asian="bold" style:font-weight-complex="bold"/>
    </style:style>
    <style:style style:name="P31" style:family="paragraph" style:parent-style-name="Standard" style:list-style-name="L2">
      <style:paragraph-properties fo:margin-left="0cm" fo:margin-right="0cm" fo:line-height="115%" fo:text-align="justify" style:justify-single-word="false" fo:text-indent="0cm" style:auto-text-indent="false"/>
      <style:text-properties fo:color="#000000" loext:opacity="100%" style:font-name="Monospace" fo:font-size="10pt" fo:font-weight="bold" officeooo:paragraph-rsid="0023a56c" style:font-size-asian="10pt" style:font-weight-asian="bold"/>
    </style:style>
    <style:style style:name="P32" style:family="paragraph" style:parent-style-name="Standard">
      <style:paragraph-properties fo:margin-left="0cm" fo:margin-right="0cm" fo:line-height="115%" fo:text-align="justify" style:justify-single-word="false" fo:text-indent="0cm" style:auto-text-indent="false"/>
      <style:text-properties fo:color="#000000" loext:opacity="100%" style:font-name="Monospace" fo:font-size="10pt" fo:font-weight="bold" officeooo:paragraph-rsid="001b2fab" style:font-size-asian="10pt" style:font-weight-asian="bold"/>
    </style:style>
    <style:style style:name="P33" style:family="paragraph" style:parent-style-name="Standard" style:list-style-name="L1">
      <style:paragraph-properties fo:line-height="115%" fo:text-align="justify" style:justify-single-word="false"/>
      <style:text-properties fo:color="#000000" loext:opacity="100%" style:font-name="Monospace" fo:font-size="10pt" officeooo:paragraph-rsid="0014c6dc" style:font-size-asian="10pt"/>
    </style:style>
    <style:style style:name="P34" style:family="paragraph" style:parent-style-name="Standard">
      <style:paragraph-properties fo:margin-left="0cm" fo:margin-right="0cm" fo:line-height="115%" fo:text-align="justify" style:justify-single-word="false" fo:text-indent="0cm" style:auto-text-indent="false"/>
      <style:text-properties fo:color="#000000" loext:opacity="100%" style:font-name="Monospace" fo:font-size="10pt" officeooo:paragraph-rsid="001b2fab" style:font-size-asian="10pt"/>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style:font-size-asian="10pt"/>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paragraph-rsid="001fd406" style:font-size-asian="10pt"/>
    </style:style>
    <style:style style:name="P37"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paragraph-rsid="001c320e" style:font-size-asian="10pt"/>
    </style:style>
    <style:style style:name="P38" style:family="paragraph" style:parent-style-name="Standard">
      <style:paragraph-properties fo:line-height="150%" fo:text-align="justify" style:justify-single-word="false"/>
      <style:text-properties fo:color="#000000" loext:opacity="100%" style:font-name="Monospace" fo:font-size="10pt" officeooo:paragraph-rsid="002a0793" style:font-size-asian="10pt" style:font-size-complex="12pt"/>
    </style:style>
    <style:style style:name="P39" style:family="paragraph" style:parent-style-name="Standard">
      <style:paragraph-properties fo:line-height="150%" fo:text-align="justify" style:justify-single-word="false"/>
      <style:text-properties fo:color="#000000" loext:opacity="100%" style:font-name="Monospace" fo:font-size="10pt" officeooo:paragraph-rsid="002a0793" style:font-size-asian="10pt"/>
    </style:style>
    <style:style style:name="P40" style:family="paragraph" style:parent-style-name="Standard">
      <style:paragraph-properties fo:margin-left="0cm" fo:margin-right="0cm" fo:line-height="150%" fo:text-align="center" style:justify-single-word="false" fo:text-indent="0cm" style:auto-text-indent="false"/>
      <style:text-properties fo:color="#000000" loext:opacity="100%" style:font-name="Liberation Serif" fo:font-size="12pt" fo:font-weight="bold" officeooo:paragraph-rsid="001c320e" style:font-size-asian="12pt" style:font-weight-asian="bold" style:font-size-complex="12pt" style:font-weight-complex="bold"/>
    </style:style>
    <style:style style:name="P41" style:family="paragraph" style:parent-style-name="Standard" style:list-style-name="L3">
      <style:paragraph-properties fo:line-height="150%" fo:text-align="justify" style:justify-single-word="false"/>
      <style:text-properties fo:color="#000000" loext:opacity="100%" style:font-name="Liberation Serif" fo:font-size="12pt" officeooo:paragraph-rsid="002a0793" style:font-size-asian="12pt" style:font-size-complex="12pt"/>
    </style:style>
    <style:style style:name="T1" style:family="text">
      <style:text-properties style:text-position="super 58%"/>
    </style:style>
    <style:style style:name="T2" style:family="text">
      <style:text-properties officeooo:rsid="00096bc8"/>
    </style:style>
    <style:style style:name="T3" style:family="text">
      <style:text-properties officeooo:rsid="000d28f4"/>
    </style:style>
    <style:style style:name="T4" style:family="text">
      <style:text-properties fo:color="#7f0055" loext:opacity="100%" style:font-name="Monospace" fo:font-size="10pt" fo:font-weight="bold" style:font-size-asian="10pt" style:font-weight-asian="bold"/>
    </style:style>
    <style:style style:name="T5" style:family="text">
      <style:text-properties fo:color="#7f0055" loext:opacity="100%" style:font-name="Monospace" fo:font-size="10pt" fo:font-weight="bold" style:font-size-asian="10pt" style:font-weight-asian="bold" style:font-size-complex="12pt"/>
    </style:style>
    <style:style style:name="T6" style:family="text">
      <style:text-properties fo:color="#7f0055" loext:opacity="100%" style:font-name="Monospace" fo:font-size="10pt" fo:font-weight="bold" fo:background-color="#d4d4d4" loext:char-shading-value="0" style:font-size-asian="10pt" style:font-weight-asian="bold"/>
    </style:style>
    <style:style style:name="T7" style:family="text">
      <style:text-properties fo:color="#7f0055" loext:opacity="100%" style:text-underline-style="solid" style:text-underline-width="auto" style:text-underline-color="font-color" fo:font-weight="bold" style:font-weight-asian="bold"/>
    </style:style>
    <style:style style:name="T8" style:family="text">
      <style:text-properties fo:color="#7f0055" loext:opacity="100%" style:text-underline-style="solid" style:text-underline-width="auto" style:text-underline-color="font-color" fo:background-color="#e8f2fe" loext:char-shading-value="0"/>
    </style:style>
    <style:style style:name="T9" style:family="text">
      <style:text-properties fo:color="#7f0055" loext:opacity="100%" fo:font-weight="bold" style:font-weight-asian="bold"/>
    </style:style>
    <style:style style:name="T10" style:family="text">
      <style:text-properties fo:color="#7f0055" loext:opacity="100%" fo:background-color="#e8f2fe" loext:char-shading-value="0"/>
    </style:style>
    <style:style style:name="T11" style:family="text">
      <style:text-properties fo:color="#000000" loext:opacity="100%" style:font-name="Monospace" fo:font-size="10pt" style:font-size-asian="10pt"/>
    </style:style>
    <style:style style:name="T12" style:family="text">
      <style:text-properties fo:color="#000000" loext:opacity="100%" style:font-name="Monospace" fo:font-size="10pt" officeooo:rsid="00096bc8" style:font-size-asian="10pt"/>
    </style:style>
    <style:style style:name="T13" style:family="text">
      <style:text-properties fo:color="#000000" loext:opacity="100%" style:font-name="Monospace" fo:font-size="10pt" officeooo:rsid="001fd406" style:font-size-asian="10pt"/>
    </style:style>
    <style:style style:name="T14" style:family="text">
      <style:text-properties fo:color="#000000" loext:opacity="100%" style:font-name="Monospace" fo:font-size="10pt" officeooo:rsid="0020aa47" style:font-size-asian="10pt"/>
    </style:style>
    <style:style style:name="T15" style:family="text">
      <style:text-properties fo:color="#000000" loext:opacity="100%" style:font-name="Monospace" fo:font-size="10pt" style:text-underline-style="solid" style:text-underline-width="auto" style:text-underline-color="font-color" style:font-size-asian="10pt"/>
    </style:style>
    <style:style style:name="T16" style:family="text">
      <style:text-properties fo:color="#000000" loext:opacity="100%" style:font-name="Monospace" fo:font-size="10pt" fo:font-style="italic" style:font-size-asian="10pt" style:font-style-asian="italic"/>
    </style:style>
    <style:style style:name="T17" style:family="text">
      <style:text-properties fo:color="#000000" loext:opacity="100%" style:font-name="Monospace" fo:font-size="10pt" fo:background-color="#d4d4d4" loext:char-shading-value="0" style:font-size-asian="10pt"/>
    </style:style>
    <style:style style:name="T18" style:family="text">
      <style:text-properties fo:color="#000000" loext:opacity="100%" style:font-name="Monospace" fo:font-size="10pt" fo:font-weight="bold" style:font-size-asian="10pt" style:font-weight-asian="bold" style:font-weight-complex="bold"/>
    </style:style>
    <style:style style:name="T19" style:family="text">
      <style:text-properties fo:color="#6a3e3e" loext:opacity="100%" style:font-name="Monospace" fo:font-size="10pt" style:font-size-asian="10pt"/>
    </style:style>
    <style:style style:name="T20" style:family="text">
      <style:text-properties fo:color="#6a3e3e" loext:opacity="100%" style:font-name="Monospace" fo:font-size="10pt" style:text-underline-style="solid" style:text-underline-width="auto" style:text-underline-color="font-color" style:font-size-asian="10pt"/>
    </style:style>
    <style:style style:name="T21" style:family="text">
      <style:text-properties fo:color="#0000c0" loext:opacity="100%" style:font-name="Monospace" fo:font-size="10pt" fo:font-style="italic" fo:font-weight="bold" style:font-size-asian="10pt" style:font-style-asian="italic" style:font-weight-asian="bold"/>
    </style:style>
    <style:style style:name="T22" style:family="text">
      <style:text-properties fo:color="#0000c0" loext:opacity="100%" style:font-name="Monospace" fo:font-size="10pt" fo:font-style="italic" fo:font-weight="bold" officeooo:rsid="001fd406" style:font-size-asian="10pt" style:font-style-asian="italic" style:font-weight-asian="bold"/>
    </style:style>
    <style:style style:name="T23" style:family="text">
      <style:text-properties fo:color="#0000c0" loext:opacity="100%" style:font-name="Monospace" fo:font-size="10pt" style:font-size-asian="10pt"/>
    </style:style>
    <style:style style:name="T24" style:family="text">
      <style:text-properties fo:color="#0000c0" loext:opacity="100%" style:font-name="Monospace" fo:font-size="10pt" fo:background-color="#d4d4d4" loext:char-shading-value="0" style:font-size-asian="10pt"/>
    </style:style>
    <style:style style:name="T25" style:family="text">
      <style:text-properties fo:color="#2a00ff" loext:opacity="100%" style:font-name="Monospace" fo:font-size="10pt" style:font-size-asian="10pt"/>
    </style:style>
    <style:style style:name="T26" style:family="text">
      <style:text-properties fo:color="#2a00ff" loext:opacity="100%" style:font-name="Monospace" fo:font-size="10pt" officeooo:rsid="001fd406" style:font-size-asian="10pt"/>
    </style:style>
    <style:style style:name="T27" style:family="text">
      <style:text-properties fo:color="#3f7f5f" loext:opacity="100%" style:font-name="Monospace" fo:font-size="10pt" style:font-size-asian="10pt"/>
    </style:style>
    <style:style style:name="T28" style:family="text">
      <style:text-properties fo:color="#7f9fbf" loext:opacity="100%" style:font-name="Monospace" fo:font-size="10pt" fo:font-weight="bold" style:font-size-asian="10pt" style:font-weight-asian="bold"/>
    </style:style>
    <style:style style:name="T29" style:family="text">
      <style:text-properties style:text-underline-style="solid" style:text-underline-width="auto" style:text-underline-color="font-color"/>
    </style:style>
    <style:style style:name="T30" style:family="text">
      <style:text-properties fo:background-color="#e8f2fe" loext:char-shading-value="0"/>
    </style:style>
    <style:style style:name="T31" style:family="text">
      <style:text-properties fo:background-color="#d4d4d4" loext:char-shading-value="0"/>
    </style:style>
    <style:style style:name="T32" style:family="text">
      <style:text-properties style:font-name="Monospace" fo:font-size="10pt" fo:font-weight="bold" style:font-size-asian="10pt" style:font-weight-asian="bold"/>
    </style:style>
    <style:style style:name="T33" style:family="text">
      <style:text-properties style:font-name="Monospace" fo:font-size="10pt" fo:font-weight="bold" officeooo:rsid="000d28f4" style:font-size-asian="10pt" style:font-weight-asian="bold"/>
    </style:style>
    <style:style style:name="T34" style:family="text">
      <style:text-properties style:font-name="Monospace" fo:font-size="10pt" style:font-size-asian="10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EK-1 BASIC PROGRAMS</text:p>
      <text:list xml:id="list4112134831" text:style-name="L1">
        <text:list-item>
          <text:p text:style-name="P22">Try debug step by step with small program of about 10 to 15 lines which contains at least one if else condition and a for loop. </text:p>
        </text:list-item>
        <text:list-item>
          <text:p text:style-name="P23">Read array of numbers through command line and sort in ascending order.</text:p>
        </text:list-item>
        <text:list-item>
          <text:p text:style-name="P22">Write a java program that prints all real solutions to the quadratic equation ax<text:span text:style-name="T1">2</text:span>+bx+c=0. Read in a, b, c and use the quadratic formula.</text:p>
        </text:list-item>
        <text:list-item>
          <text:p text:style-name="P24">The Fibonacci sequence is defined by the following rule. The first two values in the sequence are <text:span text:style-name="T2">0</text:span> and 1. Every subsequent value is the sum of the two values preceding it. Write a java program that uses both recursive and non recursive function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5431798251929" text:continue-numbering="true" text:style-name="L1">
        <text:list-header>
          <text:p text:style-name="P29"><text:soft-page-break/>Try debug step by step with small program of about 10 to 15 lines which contains at least one if else condition and a for loop. </text:p>
        </text:list-header>
      </text:list>
      <text:p text:style-name="P17"/>
      <text:p text:style-name="P5"><text:span text:style-name="T4">import</text:span><text:span text:style-name="T11"> java.util.Scanner;</text:span></text:p>
      <text:p text:style-name="P10"/>
      <text:p text:style-name="P6"><text:span text:style-name="T4">public</text:span><text:span text:style-name="T11"> </text:span><text:span text:style-name="T4">class</text:span><text:span text:style-name="T11"> Testp {</text:span></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 {</text:span></text:p>
      <text:p text:style-name="P6"><text:span text:style-name="T11"><text:tab/><text:tab/>System.</text:span><text:span text:style-name="T21">out</text:span><text:span text:style-name="T11">.println(</text:span><text:span text:style-name="T25">"Welcome to Institute of Engineering College"</text:span><text:span text:style-name="T11">);</text:span></text:p>
      <text:p text:style-name="P6"><text:span text:style-name="T11"><text:tab/><text:tab/>System.</text:span><text:span text:style-name="T21">out</text:span><text:span text:style-name="T11">.println(</text:span><text:span text:style-name="T25">"--------Prime Number--------"</text:span><text:span text:style-name="T11">);</text:span></text:p>
      <text:p text:style-name="P6"><text:span text:style-name="T11"><text:tab/><text:tab/>Scanner </text:span><text:span text:style-name="T20">sc</text:span><text:span text:style-name="T11"> = </text:span><text:span text:style-name="T4">new</text:span><text:span text:style-name="T11"> Scanner(System.</text:span><text:span text:style-name="T21">in</text:span><text:span text:style-name="T11">);</text:span></text:p>
      <text:p text:style-name="P6"><text:span text:style-name="T11"><text:tab/><text:tab/>System.</text:span><text:span text:style-name="T21">out</text:span><text:span text:style-name="T11">.println(</text:span><text:span text:style-name="T25">"Enter valid Number"</text:span><text:span text:style-name="T11">);</text:span></text:p>
      <text:p text:style-name="P6"><text:span text:style-name="T11"><text:tab/><text:tab/></text:span><text:span text:style-name="T4">int</text:span><text:span text:style-name="T11"> </text:span><text:span text:style-name="T19">n</text:span><text:span text:style-name="T11"> = </text:span><text:span text:style-name="T19">sc</text:span><text:span text:style-name="T11">.nextInt();</text:span></text:p>
      <text:p text:style-name="P6"><text:span text:style-name="T11"><text:tab/><text:tab/></text:span><text:span text:style-name="T4">int</text:span><text:span text:style-name="T11"> </text:span><text:span text:style-name="T19">c</text:span><text:span text:style-name="T11"> = 0;</text:span></text:p>
      <text:p text:style-name="P6"><text:span text:style-name="T11"><text:tab/><text:tab/></text:span><text:span text:style-name="T4">for</text:span><text:span text:style-name="T11"> (</text:span><text:span text:style-name="T4">int</text:span><text:span text:style-name="T11"> </text:span><text:span text:style-name="T19">i</text:span><text:span text:style-name="T11"> = 1; </text:span><text:span text:style-name="T19">i</text:span><text:span text:style-name="T11"> &lt;= </text:span><text:span text:style-name="T19">n</text:span><text:span text:style-name="T11">; </text:span><text:span text:style-name="T19">i</text:span><text:span text:style-name="T11">++)</text:span></text:p>
      <text:p text:style-name="P14"><text:tab/><text:tab/>{</text:p>
      <text:p text:style-name="P6"><text:span text:style-name="T11"><text:tab/><text:tab/><text:tab/></text:span><text:span text:style-name="T4">if</text:span><text:span text:style-name="T11"> (</text:span><text:span text:style-name="T19">n</text:span><text:span text:style-name="T11"> % </text:span><text:span text:style-name="T19">i</text:span><text:span text:style-name="T11"> == 0)</text:span></text:p>
      <text:p text:style-name="P14"><text:tab/><text:tab/><text:tab/>{</text:p>
      <text:p text:style-name="P6"><text:span text:style-name="T11"><text:tab/><text:tab/><text:tab/><text:tab/></text:span><text:span text:style-name="T19">c</text:span><text:span text:style-name="T11">++;</text:span></text:p>
      <text:p text:style-name="P14"><text:tab/><text:tab/><text:tab/>}</text:p>
      <text:p text:style-name="P14"><text:tab/><text:tab/>}</text:p>
      <text:p text:style-name="P6"><text:span text:style-name="T11"><text:tab/><text:tab/></text:span><text:span text:style-name="T4">if</text:span><text:span text:style-name="T11"> (</text:span><text:span text:style-name="T19">c</text:span><text:span text:style-name="T11"> == 2)</text:span></text:p>
      <text:p text:style-name="P14"><text:tab/><text:tab/>{</text:p>
      <text:p text:style-name="P6"><text:span text:style-name="T11"><text:tab/><text:tab/><text:tab/>System.</text:span><text:span text:style-name="T21">out</text:span><text:span text:style-name="T11">.println(</text:span><text:span text:style-name="T19">n</text:span><text:span text:style-name="T11"> + </text:span><text:span text:style-name="T25">"is Prime Number"</text:span><text:span text:style-name="T11">);</text:span></text:p>
      <text:p text:style-name="P14"><text:tab/><text:tab/>}</text:p>
      <text:p text:style-name="P6"><text:span text:style-name="T11"><text:tab/><text:tab/></text:span><text:span text:style-name="T4">else</text:span></text:p>
      <text:p text:style-name="P6"><text:span text:style-name="T11"><text:tab/><text:tab/><text:tab/>System.</text:span><text:span text:style-name="T21">out</text:span><text:span text:style-name="T11">.println(</text:span><text:span text:style-name="T19">n</text:span><text:span text:style-name="T11"> + </text:span><text:span text:style-name="T25">"is not Prime Number"</text:span><text:span text:style-name="T11">);</text:span></text:p>
      <text:p text:style-name="P14"><text:tab/>}</text:p>
      <text:p text:style-name="P12">}</text:p>
      <text:list xml:id="list135430305060797" text:continue-numbering="true" text:style-name="L1">
        <text:list-header>
          <text:p text:style-name="P25"/>
        </text:list-header>
      </text:list>
      <text:p text:style-name="P16">Read array of numbers through command line and sort in ascending order.</text:p>
      <text:p text:style-name="P13"><text:span text:style-name="T7">p</text:span><text:span text:style-name="T9">ublic</text:span> <text:span text:style-name="T9">class</text:span> <text:span text:style-name="T29">JavaApplication2</text:span></text:p>
      <text:p text:style-name="P14">{</text:p>
      <text:p text:style-name="P20">//@param args the command line arguments</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text:p>
      <text:p text:style-name="P6"><text:span text:style-name="T27">// </text:span><text:span text:style-name="T28">TODO</text:span><text:span text:style-name="T27"> code application logic here</text:span></text:p>
      <text:p text:style-name="P20">//dataType[] arrayRefVar = new dataType[arraySize]</text:p>
      <text:p text:style-name="P6"><text:span text:style-name="T11"><text:tab/><text:tab/></text:span><text:span text:style-name="T4">int</text:span><text:span text:style-name="T11">[] </text:span><text:span text:style-name="T19">a</text:span><text:span text:style-name="T11">=</text:span><text:span text:style-name="T4">new</text:span><text:span text:style-name="T11"> </text:span><text:span text:style-name="T4">int</text:span><text:span text:style-name="T11">[10];</text:span></text:p>
      <text:p text:style-name="P6"><text:span text:style-name="T11"><text:tab/><text:tab/></text:span><text:span text:style-name="T4">for</text:span><text:span text:style-name="T11">(</text:span><text:span text:style-name="T4">int</text:span><text:span text:style-name="T11"> </text:span><text:span text:style-name="T19">i</text:span><text:span text:style-name="T11"> = 0; </text:span><text:span text:style-name="T19">i</text:span><text:span text:style-name="T11"> &lt; </text:span><text:span text:style-name="T19">args</text:span><text:span text:style-name="T11">.</text:span><text:span text:style-name="T23">length</text:span><text:span text:style-name="T11">; </text:span><text:span text:style-name="T19">i</text:span><text:span text:style-name="T11">++)</text:span></text:p>
      <text:p text:style-name="P14"><text:tab/><text:tab/>{</text:p>
      <text:p text:style-name="P6"><text:span text:style-name="T11"><text:tab/><text:tab/><text:tab/></text:span><text:span text:style-name="T19">a</text:span><text:span text:style-name="T11">[</text:span><text:span text:style-name="T19">i</text:span><text:span text:style-name="T11">]=Integer.</text:span><text:span text:style-name="T16">parseInt</text:span><text:span text:style-name="T11">(</text:span><text:span text:style-name="T19">args</text:span><text:span text:style-name="T11">[</text:span><text:span text:style-name="T19">i</text:span><text:span text:style-name="T11">]);</text:span></text:p>
      <text:p text:style-name="P14"><text:tab/><text:tab/>}</text:p>
      <text:p text:style-name="P6"><text:span text:style-name="T11"><text:tab/><text:tab/>System.</text:span><text:span text:style-name="T21">out</text:span><text:span text:style-name="T11">.println(</text:span><text:span text:style-name="T25">"array before sorting"</text:span><text:span text:style-name="T11">);</text:span></text:p>
      <text:p text:style-name="P6"><text:span text:style-name="T11"><text:tab/><text:tab/></text:span><text:span text:style-name="T4">for</text:span><text:span text:style-name="T11">(</text:span><text:span text:style-name="T4">int</text:span><text:span text:style-name="T11"> </text:span><text:span text:style-name="T19">i</text:span><text:span text:style-name="T11"> = 0; </text:span><text:span text:style-name="T19">i</text:span><text:span text:style-name="T11"> &lt; </text:span><text:span text:style-name="T19">args</text:span><text:span text:style-name="T11">.</text:span><text:span text:style-name="T23">length</text:span><text:span text:style-name="T11">; </text:span><text:span text:style-name="T19">i</text:span><text:span text:style-name="T11">++)</text:span></text:p>
      <text:p text:style-name="P14"><text:tab/><text:tab/>{</text:p>
      <text:p text:style-name="P6"><text:span text:style-name="T11"><text:tab/><text:tab/><text:tab/>System.</text:span><text:span text:style-name="T21">out</text:span><text:span text:style-name="T11">.print(</text:span><text:span text:style-name="T19">a</text:span><text:span text:style-name="T11">[</text:span><text:span text:style-name="T19">i</text:span><text:span text:style-name="T11">]);</text:span></text:p>
      <text:p text:style-name="P14"><text:tab/><text:tab/>}</text:p>
      <text:p text:style-name="P6"><text:span text:style-name="T11"><text:tab/><text:tab/></text:span><text:span text:style-name="T4">for</text:span><text:span text:style-name="T11">(</text:span><text:span text:style-name="T4">int</text:span><text:span text:style-name="T11"> </text:span><text:span text:style-name="T19">i</text:span><text:span text:style-name="T11"> = 0; </text:span><text:span text:style-name="T19">i</text:span><text:span text:style-name="T11"> &lt; </text:span><text:span text:style-name="T19">args</text:span><text:span text:style-name="T11">.</text:span><text:span text:style-name="T23">length</text:span><text:span text:style-name="T11">; </text:span><text:span text:style-name="T19">i</text:span><text:span text:style-name="T11">++)</text:span></text:p>
      <text:p text:style-name="P14"><text:tab/><text:tab/>{</text:p>
      <text:p text:style-name="P6"><text:span text:style-name="T11"><text:tab/><text:tab/><text:tab/></text:span><text:span text:style-name="T4">for</text:span><text:span text:style-name="T11"> ( </text:span><text:span text:style-name="T4">int</text:span><text:span text:style-name="T11"> </text:span><text:span text:style-name="T19">k</text:span><text:span text:style-name="T11"> = </text:span><text:span text:style-name="T19">i</text:span><text:span text:style-name="T11">+1;</text:span><text:span text:style-name="T19">k</text:span><text:span text:style-name="T11"> &lt;</text:span><text:span text:style-name="T19">args</text:span><text:span text:style-name="T11">.</text:span><text:span text:style-name="T23">length</text:span><text:span text:style-name="T11">;</text:span><text:span text:style-name="T19">k</text:span><text:span text:style-name="T11">++)</text:span></text:p>
      <text:p text:style-name="P14"><text:tab/><text:tab/><text:tab/>{<text:tab/></text:p>
      <text:p text:style-name="P6"><text:span text:style-name="T11"><text:tab/><text:tab/><text:tab/><text:tab/></text:span><text:span text:style-name="T4">if</text:span><text:span text:style-name="T11">(</text:span><text:span text:style-name="T19">a</text:span><text:span text:style-name="T11">[</text:span><text:span text:style-name="T19">i</text:span><text:span text:style-name="T11">]&gt;</text:span><text:span text:style-name="T19">a</text:span><text:span text:style-name="T11">[</text:span><text:span text:style-name="T19">k</text:span><text:span text:style-name="T11">])</text:span></text:p>
      <text:p text:style-name="P14"><text:tab/><text:tab/><text:tab/><text:tab/>{</text:p>
      <text:p text:style-name="P6"><text:span text:style-name="T11"><text:tab/><text:tab/><text:tab/><text:tab/><text:tab/></text:span><text:span text:style-name="T4">int</text:span><text:span text:style-name="T11"> </text:span><text:span text:style-name="T19">temp</text:span><text:span text:style-name="T11">;</text:span></text:p>
      <text:p text:style-name="P6"><text:span text:style-name="T11"><text:tab/><text:tab/><text:tab/><text:tab/><text:tab/></text:span><text:span text:style-name="T19">temp</text:span><text:span text:style-name="T11">=</text:span><text:span text:style-name="T19">a</text:span><text:span text:style-name="T11">[</text:span><text:span text:style-name="T19">i</text:span><text:span text:style-name="T11">];</text:span></text:p>
      <text:p text:style-name="P6"><text:span text:style-name="T11"><text:tab/><text:tab/><text:tab/><text:tab/><text:tab/></text:span><text:span text:style-name="T19">a</text:span><text:span text:style-name="T11">[</text:span><text:span text:style-name="T19">i</text:span><text:span text:style-name="T11">]=</text:span><text:span text:style-name="T19">a</text:span><text:span text:style-name="T11">[</text:span><text:span text:style-name="T19">k</text:span><text:span text:style-name="T11">];</text:span></text:p>
      <text:p text:style-name="P6"><text:span text:style-name="T11"><text:tab/><text:tab/><text:tab/><text:tab/><text:tab/></text:span><text:span text:style-name="T19">a</text:span><text:span text:style-name="T11">[</text:span><text:span text:style-name="T19">k</text:span><text:span text:style-name="T11">]=</text:span><text:span text:style-name="T19">a</text:span><text:span text:style-name="T11">[</text:span><text:span text:style-name="T19">i</text:span><text:span text:style-name="T11">];</text:span></text:p>
      <text:p text:style-name="P14"><text:tab/><text:tab/><text:tab/><text:tab/>}</text:p>
      <text:p text:style-name="P14"><text:tab/><text:tab/><text:tab/>}</text:p>
      <text:p text:style-name="P14"><text:tab/><text:tab/>}</text:p>
      <text:p text:style-name="P6"><text:span text:style-name="T11"><text:tab/><text:tab/>System.</text:span><text:span text:style-name="T21">out</text:span><text:span text:style-name="T11">.println(</text:span><text:span text:style-name="T25">"array after sorting"</text:span><text:span text:style-name="T11">);</text:span></text:p>
      <text:p text:style-name="P6"><text:soft-page-break/><text:span text:style-name="T11"><text:tab/><text:tab/></text:span><text:span text:style-name="T4">for</text:span><text:span text:style-name="T11">(</text:span><text:span text:style-name="T4">int</text:span><text:span text:style-name="T11"> </text:span><text:span text:style-name="T19">i</text:span><text:span text:style-name="T11">=0;</text:span><text:span text:style-name="T19">i</text:span><text:span text:style-name="T11">&lt;</text:span><text:span text:style-name="T19">args</text:span><text:span text:style-name="T11">.</text:span><text:span text:style-name="T23">length</text:span><text:span text:style-name="T11">;</text:span><text:span text:style-name="T19">i</text:span><text:span text:style-name="T11">++)</text:span></text:p>
      <text:p text:style-name="P6"><text:span text:style-name="T11"><text:tab/><text:tab/><text:tab/>System.</text:span><text:span text:style-name="T21">out</text:span><text:span text:style-name="T11">.print(</text:span><text:span text:style-name="T19">a</text:span><text:span text:style-name="T11">[</text:span><text:span text:style-name="T19">i</text:span><text:span text:style-name="T11">]);</text:span></text:p>
      <text:p text:style-name="P14"><text:tab/>}</text:p>
      <text:p text:style-name="P11">}</text:p>
      <text:p text:style-name="P11"/>
      <text:p text:style-name="P15">Write a java program that prints all real solutions to the quadratic equation ax<text:span text:style-name="T1">2</text:span>+bx+c=0. Read in a, b, c and use the quadratic formula.</text:p>
      <text:p text:style-name="P15"><text:span text:style-name="T8">i</text:span><text:span text:style-name="T10">mport</text:span><text:span text:style-name="T30"> </text:span><text:span text:style-name="T31">java.util.Scanner</text:span><text:span text:style-name="T30">;</text:span></text:p>
      <text:p text:style-name="P5"><text:span text:style-name="T4">class</text:span><text:span text:style-name="T11"> roots</text:span></text:p>
      <text:p text:style-name="P14">{</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text:p>
      <text:p text:style-name="P6"><text:span text:style-name="T11"><text:tab/><text:tab/></text:span><text:span text:style-name="T4">double</text:span><text:span text:style-name="T11"> </text:span><text:span text:style-name="T19">r1</text:span><text:span text:style-name="T11">,</text:span><text:span text:style-name="T19">r2</text:span><text:span text:style-name="T11">;</text:span></text:p>
      <text:p text:style-name="P6"><text:span text:style-name="T11"><text:tab/><text:tab/>System.</text:span><text:span text:style-name="T21">out</text:span><text:span text:style-name="T11">.println(</text:span><text:span text:style-name="T25">"Enter a,b,c of the equation ax2+bx+c=0"</text:span><text:span text:style-name="T11">);</text:span></text:p>
      <text:p text:style-name="P6"><text:span text:style-name="T11"><text:tab/><text:tab/></text:span><text:span text:style-name="T15">Scanner</text:span><text:span text:style-name="T11"> </text:span><text:span text:style-name="T19">as</text:span><text:span text:style-name="T11">=</text:span><text:span text:style-name="T4">new</text:span><text:span text:style-name="T11"> </text:span><text:span text:style-name="T15">Scanner</text:span><text:span text:style-name="T11"> (System.</text:span><text:span text:style-name="T21">in</text:span><text:span text:style-name="T11">);</text:span></text:p>
      <text:p text:style-name="P6"><text:span text:style-name="T11"><text:tab/><text:tab/></text:span><text:span text:style-name="T4">int</text:span><text:span text:style-name="T11"> </text:span><text:span text:style-name="T19">a</text:span><text:span text:style-name="T11">=</text:span><text:span text:style-name="T19">as</text:span><text:span text:style-name="T11">.nextInt();</text:span></text:p>
      <text:p text:style-name="P6"><text:span text:style-name="T11"><text:tab/><text:tab/></text:span><text:span text:style-name="T4">int</text:span><text:span text:style-name="T11"> </text:span><text:span text:style-name="T19">b</text:span><text:span text:style-name="T11">=</text:span><text:span text:style-name="T19">as</text:span><text:span text:style-name="T11">.nextInt();</text:span></text:p>
      <text:p text:style-name="P6"><text:span text:style-name="T11"><text:tab/><text:tab/></text:span><text:span text:style-name="T4">int</text:span><text:span text:style-name="T11"> </text:span><text:span text:style-name="T19">c</text:span><text:span text:style-name="T11">=</text:span><text:span text:style-name="T19">as</text:span><text:span text:style-name="T11">.nextInt();</text:span></text:p>
      <text:p text:style-name="P6"><text:span text:style-name="T11"><text:tab/><text:tab/></text:span><text:span text:style-name="T4">int</text:span><text:span text:style-name="T11"> </text:span><text:span text:style-name="T19">d</text:span><text:span text:style-name="T11">=</text:span><text:span text:style-name="T19">b</text:span><text:span text:style-name="T11">*</text:span><text:span text:style-name="T19">b</text:span><text:span text:style-name="T11">-4*</text:span><text:span text:style-name="T19">a</text:span><text:span text:style-name="T11">*</text:span><text:span text:style-name="T19">c</text:span><text:span text:style-name="T11">;</text:span></text:p>
      <text:p text:style-name="P6"><text:span text:style-name="T11"><text:tab/><text:tab/></text:span><text:span text:style-name="T4">if</text:span><text:span text:style-name="T11">(</text:span><text:span text:style-name="T19">d</text:span><text:span text:style-name="T11">&lt;0)</text:span></text:p>
      <text:p text:style-name="P14"><text:tab/><text:tab/>{</text:p>
      <text:p text:style-name="P6"><text:span text:style-name="T11"><text:tab/><text:tab/><text:tab/>System.</text:span><text:span text:style-name="T21">out</text:span><text:span text:style-name="T11">.println(</text:span><text:span text:style-name="T25">"There are no solutions"</text:span><text:span text:style-name="T11">);</text:span></text:p>
      <text:p text:style-name="P14"><text:tab/><text:tab/>}</text:p>
      <text:p text:style-name="P6"><text:span text:style-name="T11"><text:tab/><text:tab/></text:span><text:span text:style-name="T4">if</text:span><text:span text:style-name="T11">(</text:span><text:span text:style-name="T19">d</text:span><text:span text:style-name="T11">==0)</text:span></text:p>
      <text:p text:style-name="P14"><text:tab/><text:tab/>{</text:p>
      <text:p text:style-name="P6"><text:span text:style-name="T11"><text:tab/><text:tab/><text:tab/>System.</text:span><text:span text:style-name="T21">out</text:span><text:span text:style-name="T11">.println(</text:span><text:span text:style-name="T25">"The roots are real and equal"</text:span><text:span text:style-name="T11">);</text:span></text:p>
      <text:p text:style-name="P6"><text:span text:style-name="T11"><text:tab/><text:tab/><text:tab/></text:span><text:span text:style-name="T19">r1</text:span><text:span text:style-name="T11">=</text:span><text:span text:style-name="T19">r2</text:span><text:span text:style-name="T11">=-</text:span><text:span text:style-name="T19">b</text:span><text:span text:style-name="T11">/(2.0*</text:span><text:span text:style-name="T19">a</text:span><text:span text:style-name="T11">);</text:span></text:p>
      <text:p text:style-name="P6"><text:span text:style-name="T11"><text:tab/><text:tab/><text:tab/>System.</text:span><text:span text:style-name="T21">out</text:span><text:span text:style-name="T11">.println(</text:span><text:span text:style-name="T25">"The roots are "</text:span><text:span text:style-name="T11">+</text:span><text:span text:style-name="T19">r1</text:span><text:span text:style-name="T11">+</text:span><text:span text:style-name="T25">" and "</text:span><text:span text:style-name="T11">+</text:span><text:span text:style-name="T19">r2</text:span><text:span text:style-name="T11">);</text:span></text:p>
      <text:p text:style-name="P6"><text:span text:style-name="T11"><text:tab/><text:tab/><text:tab/>System.</text:span><text:span text:style-name="T21">out</text:span><text:span text:style-name="T11">.println(</text:span><text:span text:style-name="T25">"The roots are real"</text:span><text:span text:style-name="T11">);</text:span></text:p>
      <text:p text:style-name="P14"><text:tab/><text:tab/>}</text:p>
      <text:p text:style-name="P6"><text:span text:style-name="T11"><text:tab/><text:tab/></text:span><text:span text:style-name="T4">if</text:span><text:span text:style-name="T11">(</text:span><text:span text:style-name="T19">d</text:span><text:span text:style-name="T11">&gt;0)</text:span></text:p>
      <text:p text:style-name="P14"><text:tab/><text:tab/>{</text:p>
      <text:p text:style-name="P6"><text:span text:style-name="T11"><text:tab/><text:tab/><text:tab/>System.</text:span><text:span text:style-name="T21">out</text:span><text:span text:style-name="T11">.println(</text:span><text:span text:style-name="T25">"The roots are real"</text:span><text:span text:style-name="T11">);</text:span></text:p>
      <text:p text:style-name="P6"><text:span text:style-name="T11"><text:tab/><text:tab/><text:tab/></text:span><text:span text:style-name="T19">r1</text:span><text:span text:style-name="T11">=(-</text:span><text:span text:style-name="T19">b</text:span><text:span text:style-name="T11">+Math.</text:span><text:span text:style-name="T16">sqrt</text:span><text:span text:style-name="T11">(</text:span><text:span text:style-name="T19">d</text:span><text:span text:style-name="T11">))/(2.0*</text:span><text:span text:style-name="T19">a</text:span><text:span text:style-name="T11">);</text:span></text:p>
      <text:p text:style-name="P6"><text:span text:style-name="T11"><text:tab/><text:tab/><text:tab/></text:span><text:span text:style-name="T19">r2</text:span><text:span text:style-name="T11">=(-</text:span><text:span text:style-name="T19">b</text:span><text:span text:style-name="T11">-Math.</text:span><text:span text:style-name="T16">sqrt</text:span><text:span text:style-name="T11">(</text:span><text:span text:style-name="T19">d</text:span><text:span text:style-name="T11">))/(2.0*</text:span><text:span text:style-name="T19">a</text:span><text:span text:style-name="T11">);</text:span></text:p>
      <text:p text:style-name="P6"><text:span text:style-name="T11"><text:tab/><text:tab/><text:tab/>System.</text:span><text:span text:style-name="T21">out</text:span><text:span text:style-name="T11">.println(</text:span><text:span text:style-name="T25">"The roots are "</text:span><text:span text:style-name="T11">+</text:span><text:span text:style-name="T19">r1</text:span><text:span text:style-name="T11">+</text:span><text:span text:style-name="T25">" and "</text:span><text:span text:style-name="T11">+</text:span><text:span text:style-name="T19">r2</text:span><text:span text:style-name="T11">);</text:span></text:p>
      <text:p text:style-name="P14"><text:tab/><text:tab/>}</text:p>
      <text:p text:style-name="P14"><text:tab/>}</text:p>
      <text:p text:style-name="P12">}</text:p>
      <text:p text:style-name="P12"/>
      <text:list xml:id="list135431688292552" text:continue-numbering="true" text:style-name="L1">
        <text:list-header>
          <text:p text:style-name="P33"/>
        </text:list-header>
      </text:list>
      <text:p text:style-name="P3"><text:span text:style-name="T11">The Fibonacci sequence is defined by the following rule. The first two values in the sequence are </text:span><text:span text:style-name="T12">0</text:span><text:span text:style-name="T11"> and 1. Every subsequent value is the sum of the two values preceding it. Write a java program that uses both recursive and non recursive functions.</text:span></text:p>
      <text:p text:style-name="P5"><text:span text:style-name="T4">class</text:span><text:span text:style-name="T11"> Fibnon</text:span></text:p>
      <text:p text:style-name="P14">{</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text:p>
      <text:p text:style-name="P6"><text:span text:style-name="T11"><text:tab/><text:tab/></text:span><text:span text:style-name="T4">int</text:span><text:span text:style-name="T11"> </text:span><text:span text:style-name="T19">n</text:span><text:span text:style-name="T11">,</text:span><text:span text:style-name="T19">n1</text:span><text:span text:style-name="T11">;</text:span></text:p>
      <text:p text:style-name="P6"><text:span text:style-name="T11"><text:tab/><text:tab/>Random </text:span><text:span text:style-name="T19">as</text:span><text:span text:style-name="T11">=</text:span><text:span text:style-name="T4">new</text:span><text:span text:style-name="T11"> Random();</text:span></text:p>
      <text:p text:style-name="P6"><text:span text:style-name="T11"><text:tab/><text:tab/></text:span><text:span text:style-name="T19">n</text:span><text:span text:style-name="T11">=</text:span><text:span text:style-name="T19">as</text:span><text:span text:style-name="T11">.nextInt(10);</text:span></text:p>
      <text:p text:style-name="P6"><text:span text:style-name="T11"><text:tab/><text:tab/>fib1 </text:span><text:span text:style-name="T19">as1</text:span><text:span text:style-name="T11">=</text:span><text:span text:style-name="T4">new</text:span><text:span text:style-name="T11"> fib1 ();</text:span></text:p>
      <text:p text:style-name="P6"><text:span text:style-name="T11"><text:tab/><text:tab/></text:span><text:span text:style-name="T19">n1</text:span><text:span text:style-name="T11">=</text:span><text:span text:style-name="T19">as1</text:span><text:span text:style-name="T11">.fibc(</text:span><text:span text:style-name="T19">n</text:span><text:span text:style-name="T11">);</text:span></text:p>
      <text:p text:style-name="P6"><text:span text:style-name="T11"><text:tab/><text:tab/>System.</text:span><text:span text:style-name="T21">out</text:span><text:span text:style-name="T11">.println(</text:span><text:span text:style-name="T25">"The "</text:span><text:span text:style-name="T11">+</text:span><text:span text:style-name="T19">n</text:span><text:span text:style-name="T11">+</text:span><text:span text:style-name="T25">"th fibonacci number is "</text:span><text:span text:style-name="T11">+</text:span><text:span text:style-name="T19">n1</text:span><text:span text:style-name="T11">);</text:span></text:p>
      <text:p text:style-name="P14"><text:tab/>}</text:p>
      <text:p text:style-name="P14">}</text:p>
      <text:p text:style-name="P6"><text:span text:style-name="T4">class</text:span><text:span text:style-name="T11"> fib1</text:span></text:p>
      <text:p text:style-name="P14">{</text:p>
      <text:p text:style-name="P6"><text:span text:style-name="T11"><text:tab/></text:span><text:span text:style-name="T4">int</text:span><text:span text:style-name="T11"> </text:span><text:span text:style-name="T23">a</text:span><text:span text:style-name="T11">=1,</text:span><text:span text:style-name="T23">b</text:span><text:span text:style-name="T11">=1;</text:span></text:p>
      <text:p text:style-name="P6"><text:soft-page-break/><text:span text:style-name="T11"><text:tab/></text:span><text:span text:style-name="T4">int</text:span><text:span text:style-name="T11"> </text:span><text:span text:style-name="T23">fib</text:span><text:span text:style-name="T11">;</text:span></text:p>
      <text:p text:style-name="P6"><text:span text:style-name="T11"><text:tab/></text:span><text:span text:style-name="T6">int</text:span><text:span text:style-name="T11"> fibc(</text:span><text:span text:style-name="T4">int</text:span><text:span text:style-name="T11"> </text:span><text:span text:style-name="T19">n</text:span><text:span text:style-name="T11">)</text:span></text:p>
      <text:p text:style-name="P14"><text:tab/>{</text:p>
      <text:p text:style-name="P6"><text:span text:style-name="T11"><text:tab/><text:tab/>System.</text:span><text:span text:style-name="T21">out</text:span><text:span text:style-name="T11">.print(</text:span><text:span text:style-name="T23">a</text:span><text:span text:style-name="T11">+</text:span><text:span text:style-name="T25">" "</text:span><text:span text:style-name="T11">+</text:span><text:span text:style-name="T23">b</text:span><text:span text:style-name="T11">+</text:span><text:span text:style-name="T25">" "</text:span><text:span text:style-name="T11">);</text:span></text:p>
      <text:p text:style-name="P6"><text:span text:style-name="T11"><text:tab/><text:tab/></text:span><text:span text:style-name="T4">for</text:span><text:span text:style-name="T11">(</text:span><text:span text:style-name="T4">int</text:span><text:span text:style-name="T11"> </text:span><text:span text:style-name="T19">i</text:span><text:span text:style-name="T11">=1;</text:span><text:span text:style-name="T19">i</text:span><text:span text:style-name="T11">&lt;=</text:span><text:span text:style-name="T19">n</text:span><text:span text:style-name="T11">-2;</text:span><text:span text:style-name="T19">i</text:span><text:span text:style-name="T11">++)</text:span></text:p>
      <text:p text:style-name="P14"><text:tab/><text:tab/>{</text:p>
      <text:p text:style-name="P6"><text:span text:style-name="T11"><text:tab/><text:tab/><text:tab/></text:span><text:span text:style-name="T23">fib</text:span><text:span text:style-name="T11">=</text:span><text:span text:style-name="T23">a</text:span><text:span text:style-name="T11">+</text:span><text:span text:style-name="T23">b</text:span><text:span text:style-name="T11">;</text:span></text:p>
      <text:p text:style-name="P6"><text:span text:style-name="T11"><text:tab/><text:tab/><text:tab/>System.</text:span><text:span text:style-name="T21">out</text:span><text:span text:style-name="T11">.print(</text:span><text:span text:style-name="T23">fib</text:span><text:span text:style-name="T11">+</text:span><text:span text:style-name="T25">" "</text:span><text:span text:style-name="T11">);</text:span></text:p>
      <text:p text:style-name="P6"><text:span text:style-name="T11"><text:tab/><text:tab/><text:tab/></text:span><text:span text:style-name="T23">a</text:span><text:span text:style-name="T11">=</text:span><text:span text:style-name="T23">b</text:span><text:span text:style-name="T11">;</text:span></text:p>
      <text:p text:style-name="P6"><text:span text:style-name="T11"><text:tab/><text:tab/><text:tab/></text:span><text:span text:style-name="T23">b</text:span><text:span text:style-name="T11">=</text:span><text:span text:style-name="T23">fib</text:span><text:span text:style-name="T11">;</text:span></text:p>
      <text:p text:style-name="P14"><text:tab/><text:tab/>}</text:p>
      <text:p text:style-name="P6"><text:span text:style-name="T11"><text:tab/></text:span><text:span text:style-name="T6">return</text:span><text:span text:style-name="T17"> </text:span><text:span text:style-name="T24">fib</text:span><text:span text:style-name="T17">;</text:span></text:p>
      <text:p text:style-name="P14"><text:tab/>}</text:p>
      <text:p text:style-name="P12">}</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EEK-2 MATRICES, OVERLOADING, OVERRIDING</text:p>
      <text:list xml:id="list3035399261" text:style-name="L2">
        <text:list-item>
          <text:p text:style-name="P26">Write a java program to multiply two given matrices.</text:p>
        </text:list-item>
        <text:list-item>
          <text:p text:style-name="P27">Design a class to represent a bank account. Which contains account number, name of the depositor, type of the account, balance amount in the account. Use constructor to assign initial values, <text:span text:style-name="T3">use member functions </text:span>to Deposit an amount, to Withdraw amount after checking balance, to display name and balance. </text:p>
        </text:list-item>
        <text:list-item>
          <text:p text:style-name="P28">Write a java program to implement method overriding.</text:p>
        </text:list-item>
        <text:list-item>
          <text:p text:style-name="P28">Write a java program to check whether a given string is palindrom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5432308157490" text:continue-numbering="true" text:style-name="L2">
        <text:list-header>
          <text:p text:style-name="P31"/>
          <text:p text:style-name="P31"><text:soft-page-break/>Write a java program to multiply two given matrices.</text:p>
        </text:list-header>
      </text:list>
      <text:p text:style-name="P19"><text:span text:style-name="T4">public</text:span><text:span text:style-name="T34"> </text:span><text:span text:style-name="T4">class</text:span><text:span text:style-name="T34"> MatrixMultiplicationExample</text:span></text:p>
      <text:p text:style-name="P14">{ <text:s/></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 <text:s/></text:p>
      <text:p text:style-name="P6"><text:span text:style-name="T11"><text:tab/><text:tab/></text:span><text:span text:style-name="T27">//creating two matrices <text:s text:c="3"/></text:span></text:p>
      <text:p text:style-name="P6"><text:span text:style-name="T11"><text:tab/><text:tab/></text:span><text:span text:style-name="T4">int</text:span><text:span text:style-name="T11"> </text:span><text:span text:style-name="T19">a</text:span><text:span text:style-name="T11">[][]={{1,1,1},{2,2,2},{3,3,3}}; <text:s text:c="3"/></text:span></text:p>
      <text:p text:style-name="P6"><text:span text:style-name="T11"><text:tab/><text:tab/></text:span><text:span text:style-name="T4">int</text:span><text:span text:style-name="T11"> </text:span><text:span text:style-name="T19">b</text:span><text:span text:style-name="T11">[][]={{1,1,1},{2,2,2},{3,3,3}}; <text:s text:c="3"/></text:span></text:p>
      <text:p text:style-name="P6"><text:span text:style-name="T11"><text:tab/><text:tab/></text:span><text:span text:style-name="T27">//creating another matrix to store the multiplication of two <text:tab/><text:tab/><text:tab/>matrices <text:s text:c="3"/></text:span></text:p>
      <text:p text:style-name="P6"><text:span text:style-name="T11"><text:tab/><text:tab/></text:span><text:span text:style-name="T4">int</text:span><text:span text:style-name="T11"> </text:span><text:span text:style-name="T19">c</text:span><text:span text:style-name="T11">[][]=</text:span><text:span text:style-name="T4">new</text:span><text:span text:style-name="T11"> </text:span><text:span text:style-name="T4">int</text:span><text:span text:style-name="T11">[3][3]; <text:s/></text:span><text:span text:style-name="T27">//3 rows and 3 columns <text:s/></text:span></text:p>
      <text:p text:style-name="P6"><text:span text:style-name="T11"><text:tab/><text:tab/></text:span><text:span text:style-name="T27">//multiplying and printing multiplication of 2 matrices <text:s text:c="3"/></text:span></text:p>
      <text:p text:style-name="P6"><text:span text:style-name="T11"><text:tab/><text:tab/></text:span><text:span text:style-name="T4">for</text:span><text:span text:style-name="T11">(</text:span><text:span text:style-name="T4">int</text:span><text:span text:style-name="T11"> </text:span><text:span text:style-name="T19">i</text:span><text:span text:style-name="T11">=0;</text:span><text:span text:style-name="T19">i</text:span><text:span text:style-name="T11">&lt;3;</text:span><text:span text:style-name="T19">i</text:span><text:span text:style-name="T11">++)</text:span></text:p>
      <text:p text:style-name="P14"><text:tab/><text:tab/>{ <text:s text:c="3"/></text:p>
      <text:p text:style-name="P6"><text:span text:style-name="T11"><text:tab/><text:tab/><text:tab/></text:span><text:span text:style-name="T4">for</text:span><text:span text:style-name="T11">(</text:span><text:span text:style-name="T4">int</text:span><text:span text:style-name="T11"> </text:span><text:span text:style-name="T19">j</text:span><text:span text:style-name="T11">=0;</text:span><text:span text:style-name="T19">j</text:span><text:span text:style-name="T11">&lt;3;</text:span><text:span text:style-name="T19">j</text:span><text:span text:style-name="T11">++)</text:span></text:p>
      <text:p text:style-name="P14"><text:tab/><text:tab/><text:tab/>{ <text:s text:c="3"/></text:p>
      <text:p text:style-name="P6"><text:span text:style-name="T11"><text:tab/><text:tab/><text:tab/><text:tab/></text:span><text:span text:style-name="T19">c</text:span><text:span text:style-name="T11">[</text:span><text:span text:style-name="T19">i</text:span><text:span text:style-name="T11">][</text:span><text:span text:style-name="T19">j</text:span><text:span text:style-name="T11">]=0; <text:s text:c="5"/></text:span></text:p>
      <text:p text:style-name="P6"><text:span text:style-name="T11"><text:tab/><text:tab/><text:tab/><text:tab/></text:span><text:span text:style-name="T4">for</text:span><text:span text:style-name="T11">(</text:span><text:span text:style-name="T4">int</text:span><text:span text:style-name="T11"> </text:span><text:span text:style-name="T19">k</text:span><text:span text:style-name="T11">=0;</text:span><text:span text:style-name="T19">k</text:span><text:span text:style-name="T11">&lt;3;</text:span><text:span text:style-name="T19">k</text:span><text:span text:style-name="T11">++) <text:s text:c="5"/></text:span></text:p>
      <text:p text:style-name="P14"><text:tab/><text:tab/><text:tab/><text:tab/>{ <text:s text:c="5"/></text:p>
      <text:p text:style-name="P6"><text:span text:style-name="T11"><text:tab/><text:tab/><text:tab/><text:tab/><text:tab/></text:span><text:span text:style-name="T19">c</text:span><text:span text:style-name="T11">[</text:span><text:span text:style-name="T19">i</text:span><text:span text:style-name="T11">][</text:span><text:span text:style-name="T19">j</text:span><text:span text:style-name="T11">]+=</text:span><text:span text:style-name="T19">a</text:span><text:span text:style-name="T11">[</text:span><text:span text:style-name="T19">i</text:span><text:span text:style-name="T11">][</text:span><text:span text:style-name="T19">k</text:span><text:span text:style-name="T11">]*</text:span><text:span text:style-name="T19">b</text:span><text:span text:style-name="T11">[</text:span><text:span text:style-name="T19">k</text:span><text:span text:style-name="T11">][</text:span><text:span text:style-name="T19">j</text:span><text:span text:style-name="T11">]; <text:s text:c="5"/></text:span></text:p>
      <text:p text:style-name="P6"><text:span text:style-name="T11"><text:tab/><text:tab/><text:tab/><text:tab/>}</text:span><text:span text:style-name="T27">//end of k loop <text:s/></text:span></text:p>
      <text:p text:style-name="P6"><text:span text:style-name="T11"><text:tab/><text:tab/><text:tab/><text:tab/></text:span><text:span text:style-name="T17">System</text:span><text:span text:style-name="T11">.</text:span><text:span text:style-name="T21">out</text:span><text:span text:style-name="T11">.print(</text:span><text:span text:style-name="T19">c</text:span><text:span text:style-name="T11">[</text:span><text:span text:style-name="T19">i</text:span><text:span text:style-name="T11">][</text:span><text:span text:style-name="T19">j</text:span><text:span text:style-name="T11">]+</text:span><text:span text:style-name="T25">" "</text:span><text:span text:style-name="T11">); <text:s/></text:span><text:span text:style-name="T27">//printing matrix <text:tab/><text:tab/><text:tab/><text:tab/><text:tab/>element <text:s/></text:span></text:p>
      <text:p text:style-name="P6"><text:span text:style-name="T11"><text:tab/><text:tab/><text:tab/>}</text:span><text:span text:style-name="T27">//end of j loop <text:s/></text:span></text:p>
      <text:p text:style-name="P6"><text:span text:style-name="T11"><text:tab/><text:tab/><text:tab/></text:span><text:span text:style-name="T17">System</text:span><text:span text:style-name="T11">.</text:span><text:span text:style-name="T21">out</text:span><text:span text:style-name="T11">.println();</text:span><text:span text:style-name="T27">//new line <text:s text:c="3"/></text:span></text:p>
      <text:p text:style-name="P14"><text:tab/><text:tab/>} <text:s text:c="3"/></text:p>
      <text:p text:style-name="P14"><text:tab/>}</text:p>
      <text:p text:style-name="P34">} </text:p>
      <text:p text:style-name="P32"/>
      <text:p text:style-name="P18"><text:span text:style-name="T32">Design a class to represent a bank account. Which contains account number, name of the depositor, type of the account, balance amount in the account. Use constructor to assign initial values, </text:span><text:span text:style-name="T33">use member functions </text:span><text:span text:style-name="T32">to Deposit an amount, to Withdraw amount after checking balance, to display name and balance. </text:span></text:p>
      <text:p text:style-name="P5"><text:span text:style-name="T4">import</text:span><text:span text:style-name="T11"> java.util.Scanner;</text:span></text:p>
      <text:p text:style-name="P10"/>
      <text:p text:style-name="P6"><text:span text:style-name="T4">public</text:span><text:span text:style-name="T11"> </text:span><text:span text:style-name="T4">class</text:span><text:span text:style-name="T11"> BankAccount {</text:span></text:p>
      <text:p text:style-name="P6"><text:span text:style-name="T11"><text:tab/></text:span><text:span text:style-name="T4">int</text:span><text:span text:style-name="T11"> </text:span><text:span text:style-name="T23">acno</text:span><text:span text:style-name="T11">;</text:span></text:p>
      <text:p text:style-name="P6"><text:span text:style-name="T11"><text:tab/>String </text:span><text:span text:style-name="T23">name</text:span><text:span text:style-name="T11">;</text:span></text:p>
      <text:p text:style-name="P6"><text:span text:style-name="T11"><text:tab/>String </text:span><text:span text:style-name="T23">type</text:span><text:span text:style-name="T11">;</text:span></text:p>
      <text:p text:style-name="P6"><text:span text:style-name="T11"><text:tab/></text:span><text:span text:style-name="T4">int</text:span><text:span text:style-name="T11"> </text:span><text:span text:style-name="T23">bal</text:span><text:span text:style-name="T11">;</text:span></text:p>
      <text:p text:style-name="P36"><text:tab/>BankAccount()</text:p>
      <text:p text:style-name="P36"><text:tab/>{</text:p>
      <text:p text:style-name="P8"><text:span text:style-name="T11"><text:tab/><text:tab/></text:span><text:span text:style-name="T13">System.</text:span><text:span text:style-name="T22">out</text:span><text:span text:style-name="T13">.println(</text:span><text:span text:style-name="T26">"default constructor is called"</text:span><text:span text:style-name="T13">);</text:span></text:p>
      <text:p text:style-name="P36"><text:tab/>}</text:p>
      <text:p text:style-name="P8"><text:span text:style-name="T11"><text:tab/>BankAccount(</text:span><text:span text:style-name="T4">int</text:span><text:span text:style-name="T11"> </text:span><text:span text:style-name="T19">a</text:span><text:span text:style-name="T11">,String </text:span><text:span text:style-name="T19">b</text:span><text:span text:style-name="T11">,String </text:span><text:span text:style-name="T19">c</text:span><text:span text:style-name="T11">,</text:span><text:span text:style-name="T4">int</text:span><text:span text:style-name="T11"> </text:span><text:span text:style-name="T19">d</text:span><text:span text:style-name="T11">)</text:span></text:p>
      <text:p text:style-name="P14"><text:tab/>{</text:p>
      <text:p text:style-name="P6"><text:span text:style-name="T11"><text:tab/><text:tab/></text:span><text:span text:style-name="T23">acno</text:span><text:span text:style-name="T11">=</text:span><text:span text:style-name="T19">a</text:span><text:span text:style-name="T11">;</text:span></text:p>
      <text:p text:style-name="P6"><text:span text:style-name="T11"><text:tab/><text:tab/></text:span><text:span text:style-name="T23">name</text:span><text:span text:style-name="T11">=</text:span><text:span text:style-name="T19">b</text:span><text:span text:style-name="T11">;</text:span></text:p>
      <text:p text:style-name="P6"><text:span text:style-name="T11"><text:tab/><text:tab/></text:span><text:span text:style-name="T23">type</text:span><text:span text:style-name="T11">=</text:span><text:span text:style-name="T19">c</text:span><text:span text:style-name="T11">;</text:span></text:p>
      <text:p text:style-name="P6"><text:span text:style-name="T11"><text:tab/><text:tab/></text:span><text:span text:style-name="T23">bal</text:span><text:span text:style-name="T11">=</text:span><text:span text:style-name="T19">d</text:span><text:span text:style-name="T11">;</text:span></text:p>
      <text:p text:style-name="P14"><text:tab/>}</text:p>
      <text:p text:style-name="P6"><text:span text:style-name="T11"><text:tab/></text:span><text:span text:style-name="T4">void</text:span><text:span text:style-name="T11"> Deposit(</text:span><text:span text:style-name="T4">int</text:span><text:span text:style-name="T11"> </text:span><text:span text:style-name="T19">a</text:span><text:span text:style-name="T11">)</text:span></text:p>
      <text:p text:style-name="P14"><text:tab/>{</text:p>
      <text:p text:style-name="P6"><text:span text:style-name="T11"><text:tab/><text:tab/>System.</text:span><text:span text:style-name="T21">out</text:span><text:span text:style-name="T11">.println(</text:span><text:span text:style-name="T25">"Balance before deposit is"</text:span><text:span text:style-name="T11">+</text:span><text:span text:style-name="T23">bal</text:span><text:span text:style-name="T11">);</text:span></text:p>
      <text:p text:style-name="P6"><text:span text:style-name="T11"><text:tab/><text:tab/></text:span><text:span text:style-name="T23">bal</text:span><text:span text:style-name="T11">=</text:span><text:span text:style-name="T23">bal</text:span><text:span text:style-name="T11">+</text:span><text:span text:style-name="T19">a</text:span><text:span text:style-name="T11">;</text:span></text:p>
      <text:p text:style-name="P6"><text:span text:style-name="T11"><text:tab/><text:tab/>System.</text:span><text:span text:style-name="T21">out</text:span><text:span text:style-name="T11">.println(</text:span><text:span text:style-name="T25">"Balance after deposit is"</text:span><text:span text:style-name="T11">+</text:span><text:span text:style-name="T23">bal</text:span><text:span text:style-name="T11">);</text:span></text:p>
      <text:p text:style-name="P14"><text:tab/>}</text:p>
      <text:p text:style-name="P6"><text:span text:style-name="T11"><text:tab/></text:span><text:span text:style-name="T4">void</text:span><text:span text:style-name="T11"> Withdraw(</text:span><text:span text:style-name="T4">int</text:span><text:span text:style-name="T11"> </text:span><text:span text:style-name="T19">a</text:span><text:span text:style-name="T11">)</text:span></text:p>
      <text:p text:style-name="P14"><text:tab/>{</text:p>
      <text:p text:style-name="P6"><text:span text:style-name="T11"><text:tab/><text:tab/>System.</text:span><text:span text:style-name="T21">out</text:span><text:span text:style-name="T11">.println(</text:span><text:span text:style-name="T25">"Balance before withdrawal is"</text:span><text:span text:style-name="T11">+</text:span><text:span text:style-name="T23">bal</text:span><text:span text:style-name="T11">);</text:span></text:p>
      <text:p text:style-name="P6"><text:span text:style-name="T11"><text:tab/><text:tab/></text:span><text:span text:style-name="T23">bal</text:span><text:span text:style-name="T11">=</text:span><text:span text:style-name="T23">bal</text:span><text:span text:style-name="T11">-</text:span><text:span text:style-name="T19">a</text:span><text:span text:style-name="T11">;</text:span></text:p>
      <text:p text:style-name="P6"><text:soft-page-break/><text:span text:style-name="T11"><text:tab/><text:tab/></text:span><text:span text:style-name="T4">if</text:span><text:span text:style-name="T11">(</text:span><text:span text:style-name="T23">bal</text:span><text:span text:style-name="T11">&lt;0)</text:span></text:p>
      <text:p text:style-name="P14"><text:tab/><text:tab/>{</text:p>
      <text:p text:style-name="P6"><text:span text:style-name="T11"><text:tab/><text:tab/><text:tab/>System.</text:span><text:span text:style-name="T21">out</text:span><text:span text:style-name="T11">.println(</text:span><text:span text:style-name="T25">"cannot withdraw"</text:span><text:span text:style-name="T11">);</text:span></text:p>
      <text:p text:style-name="P6"><text:span text:style-name="T11"><text:tab/><text:tab/><text:tab/></text:span><text:span text:style-name="T23">bal</text:span><text:span text:style-name="T11">=</text:span><text:span text:style-name="T23">bal</text:span><text:span text:style-name="T11">+</text:span><text:span text:style-name="T19">a</text:span><text:span text:style-name="T11">;</text:span></text:p>
      <text:p text:style-name="P14"><text:tab/><text:tab/>}</text:p>
      <text:p text:style-name="P6"><text:span text:style-name="T11"><text:tab/><text:tab/></text:span><text:span text:style-name="T4">else</text:span></text:p>
      <text:p text:style-name="P6"><text:span text:style-name="T11"><text:tab/><text:tab/><text:tab/>System.</text:span><text:span text:style-name="T21">out</text:span><text:span text:style-name="T11">.println(</text:span><text:span text:style-name="T25">"Balance after withdrawal is"</text:span><text:span text:style-name="T11">+</text:span><text:span text:style-name="T23">bal</text:span><text:span text:style-name="T11">);</text:span></text:p>
      <text:p text:style-name="P14"><text:tab/>}</text:p>
      <text:p text:style-name="P6"><text:span text:style-name="T11"><text:tab/></text:span><text:span text:style-name="T4">void</text:span><text:span text:style-name="T11"> Display()</text:span></text:p>
      <text:p text:style-name="P14"><text:tab/>{</text:p>
      <text:p text:style-name="P6"><text:span text:style-name="T11"><text:tab/><text:tab/>System.</text:span><text:span text:style-name="T21">out</text:span><text:span text:style-name="T11">.println(</text:span><text:span text:style-name="T25">"Name is "</text:span><text:span text:style-name="T11">+</text:span><text:span text:style-name="T23">name</text:span><text:span text:style-name="T11">);</text:span></text:p>
      <text:p text:style-name="P6"><text:span text:style-name="T11"><text:tab/><text:tab/>System.</text:span><text:span text:style-name="T21">out</text:span><text:span text:style-name="T11">.println(</text:span><text:span text:style-name="T25">"Balance is "</text:span><text:span text:style-name="T11">+</text:span><text:span text:style-name="T23">bal</text:span><text:span text:style-name="T11">);</text:span></text:p>
      <text:p text:style-name="P14"><text:tab/>}</text:p>
      <text:p text:style-name="P14">}</text:p>
      <text:p text:style-name="P6"><text:span text:style-name="T4">class</text:span><text:span text:style-name="T11"> Bank1</text:span></text:p>
      <text:p text:style-name="P14">{</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text:p>
      <text:p text:style-name="P9"><text:span text:style-name="T11"><text:tab/><text:tab/>BankAccount </text:span><text:span text:style-name="T19">b</text:span><text:span text:style-name="T11">=</text:span><text:span text:style-name="T4">new</text:span><text:span text:style-name="T11"> </text:span><text:span text:style-name="T14">BankAccount();</text:span><text:span text:style-name="T11"><text:tab/><text:tab/><text:tab/> <text:s/><text:tab/></text:span></text:p>
      <text:p text:style-name="P6"><text:span text:style-name="T11"><text:tab/><text:tab/>Scanner </text:span><text:span text:style-name="T20">s</text:span><text:span text:style-name="T11">=</text:span><text:span text:style-name="T4">new</text:span><text:span text:style-name="T11"> Scanner(System.</text:span><text:span text:style-name="T21">in</text:span><text:span text:style-name="T11">);</text:span></text:p>
      <text:p text:style-name="P6"><text:span text:style-name="T11"><text:tab/><text:tab/>System.</text:span><text:span text:style-name="T21">out</text:span><text:span text:style-name="T11">.println(</text:span><text:span text:style-name="T25">"Enter acno,name,type,bal"</text:span><text:span text:style-name="T11">);</text:span></text:p>
      <text:p text:style-name="P6"><text:span text:style-name="T11"><text:tab/><text:tab/>BankAccount </text:span><text:span text:style-name="T19">ba</text:span><text:span text:style-name="T11">=</text:span><text:span text:style-name="T4">new</text:span><text:span text:style-name="T11"> <text:tab/><text:tab/><text:tab/> <text:s/><text:tab/><text:tab/>BankAccount(</text:span><text:span text:style-name="T19">s</text:span><text:span text:style-name="T11">.nextInt(),</text:span><text:span text:style-name="T19">s</text:span><text:span text:style-name="T11">.next(),</text:span><text:span text:style-name="T19">s</text:span><text:span text:style-name="T11">.next(),</text:span><text:span text:style-name="T19">s</text:span><text:span text:style-name="T11">.nextInt());</text:span></text:p>
      <text:p text:style-name="P6"><text:span text:style-name="T11"><text:tab/><text:tab/>System.</text:span><text:span text:style-name="T21">out</text:span><text:span text:style-name="T11">.println(</text:span><text:span text:style-name="T25">"enter the amount to deposit"</text:span><text:span text:style-name="T11">);</text:span></text:p>
      <text:p text:style-name="P6"><text:span text:style-name="T11"><text:tab/><text:tab/></text:span><text:span text:style-name="T19">ba</text:span><text:span text:style-name="T11">.Deposit(</text:span><text:span text:style-name="T19">s</text:span><text:span text:style-name="T11">.nextInt());</text:span></text:p>
      <text:p text:style-name="P6"><text:span text:style-name="T11"><text:tab/><text:tab/>System.</text:span><text:span text:style-name="T21">out</text:span><text:span text:style-name="T11">.println(</text:span><text:span text:style-name="T25">"enter the amount to withdraw"</text:span><text:span text:style-name="T11">);</text:span></text:p>
      <text:p text:style-name="P6"><text:span text:style-name="T11"><text:tab/><text:tab/></text:span><text:span text:style-name="T19">ba</text:span><text:span text:style-name="T11">.Withdraw(</text:span><text:span text:style-name="T19">s</text:span><text:span text:style-name="T11">.nextInt());</text:span></text:p>
      <text:p text:style-name="P6"><text:span text:style-name="T11"><text:tab/><text:tab/></text:span><text:span text:style-name="T19">ba</text:span><text:span text:style-name="T11">.Display();</text:span></text:p>
      <text:p text:style-name="P14"><text:tab/>}</text:p>
      <text:p text:style-name="P14">}</text:p>
      <text:p text:style-name="P14"/>
      <text:p text:style-name="P14"/>
      <text:p text:style-name="P7"><text:span text:style-name="T18">Write a java program to implement method overriding.</text:span><text:span text:style-name="T11"><text:tab/></text:span></text:p>
      <text:p text:style-name="P7"><text:span text:style-name="T4">public</text:span><text:span text:style-name="T11"> </text:span><text:span text:style-name="T4">class</text:span><text:span text:style-name="T11"> MODemo {</text:span></text:p>
      <text:p text:style-name="P6"><text:span text:style-name="T11"><text:tab/></text:span><text:span text:style-name="T27">//Method overriding.</text:span></text:p>
      <text:p text:style-name="P6"><text:span text:style-name="T11"><text:tab/></text:span><text:span text:style-name="T4">int</text:span><text:span text:style-name="T11"> </text:span><text:span text:style-name="T23">i</text:span><text:span text:style-name="T11">, </text:span><text:span text:style-name="T23">j</text:span><text:span text:style-name="T11">;</text:span></text:p>
      <text:p text:style-name="P6"><text:span text:style-name="T11"><text:tab/>MODemo (</text:span><text:span text:style-name="T4">int</text:span><text:span text:style-name="T11"> </text:span><text:span text:style-name="T19">a</text:span><text:span text:style-name="T11">, </text:span><text:span text:style-name="T4">int</text:span><text:span text:style-name="T11"> </text:span><text:span text:style-name="T19">b</text:span><text:span text:style-name="T11">)</text:span></text:p>
      <text:p text:style-name="P14"><text:tab/>{</text:p>
      <text:p text:style-name="P6"><text:span text:style-name="T11"><text:tab/><text:tab/></text:span><text:span text:style-name="T23">i</text:span><text:span text:style-name="T11"> = </text:span><text:span text:style-name="T19">a</text:span><text:span text:style-name="T11">;</text:span></text:p>
      <text:p text:style-name="P6"><text:span text:style-name="T11"><text:tab/><text:tab/></text:span><text:span text:style-name="T23">j</text:span><text:span text:style-name="T11"> = </text:span><text:span text:style-name="T19">b</text:span><text:span text:style-name="T11">;</text:span></text:p>
      <text:p text:style-name="P14"><text:tab/>}Write a java program to create an interface named Shape that contains empty method named Area () and</text:p>
      <text:p text:style-name="P14">perimeter(). Provide two classes named Triangle and Circle such that each one of the classes implement</text:p>
      <text:p text:style-name="P14">Shape. Each one of the classes contains only the method Area () and perimeter().that prints the area and</text:p>
      <text:p text:style-name="P14">perimeter() of the given shape.</text:p>
      <text:p text:style-name="P6"><text:span text:style-name="T11"><text:tab/></text:span><text:span text:style-name="T27">//display i and j</text:span></text:p>
      <text:p text:style-name="P6"><text:span text:style-name="T11"><text:tab/></text:span><text:span text:style-name="T4">void</text:span><text:span text:style-name="T11"> show()</text:span></text:p>
      <text:p text:style-name="P14"><text:tab/>{</text:p>
      <text:p text:style-name="P6"><text:span text:style-name="T11"><text:tab/><text:tab/>System.</text:span><text:span text:style-name="T21">out</text:span><text:span text:style-name="T11">.println(</text:span><text:span text:style-name="T25">"i and j: "</text:span><text:span text:style-name="T11"> + </text:span><text:span text:style-name="T23">i</text:span><text:span text:style-name="T11"> + </text:span><text:span text:style-name="T25">" "</text:span><text:span text:style-name="T11"> + </text:span><text:span text:style-name="T23">j</text:span><text:span text:style-name="T11">);</text:span></text:p>
      <text:p text:style-name="P14"><text:tab/>}</text:p>
      <text:p text:style-name="P14">}</text:p>
      <text:p text:style-name="P6"><text:span text:style-name="T4">class</text:span><text:span text:style-name="T11"> B </text:span><text:span text:style-name="T4">extends</text:span><text:span text:style-name="T11"> MODemo</text:span></text:p>
      <text:p text:style-name="P14">{</text:p>
      <text:p text:style-name="P6"><text:span text:style-name="T11"><text:tab/></text:span><text:span text:style-name="T4">int</text:span><text:span text:style-name="T11"> </text:span><text:span text:style-name="T23">k</text:span><text:span text:style-name="T11">;</text:span></text:p>
      <text:p text:style-name="P6"><text:span text:style-name="T11"><text:tab/>B(</text:span><text:span text:style-name="T4">int</text:span><text:span text:style-name="T11"> </text:span><text:span text:style-name="T19">a</text:span><text:span text:style-name="T11">, </text:span><text:span text:style-name="T4">int</text:span><text:span text:style-name="T11"> </text:span><text:span text:style-name="T19">b</text:span><text:span text:style-name="T11">, </text:span><text:span text:style-name="T4">int</text:span><text:span text:style-name="T11"> </text:span><text:span text:style-name="T19">c</text:span><text:span text:style-name="T11">)</text:span></text:p>
      <text:p text:style-name="P14"><text:tab/>{</text:p>
      <text:p text:style-name="P6"><text:span text:style-name="T11"><text:tab/><text:tab/></text:span><text:span text:style-name="T4">super</text:span><text:span text:style-name="T11">(</text:span><text:span text:style-name="T19">a</text:span><text:span text:style-name="T11">,</text:span><text:span text:style-name="T19">b</text:span><text:span text:style-name="T11">);</text:span></text:p>
      <text:p text:style-name="P6"><text:span text:style-name="T11"><text:tab/><text:tab/></text:span><text:span text:style-name="T23">k</text:span><text:span text:style-name="T11"> = </text:span><text:span text:style-name="T19">c</text:span><text:span text:style-name="T11">;</text:span></text:p>
      <text:p text:style-name="P14"><text:tab/>}</text:p>
      <text:p text:style-name="P6"><text:span text:style-name="T11"><text:tab/></text:span><text:span text:style-name="T27">//display k – this overrides show() in A</text:span></text:p>
      <text:p text:style-name="P6"><text:soft-page-break/><text:span text:style-name="T11"><text:tab/></text:span><text:span text:style-name="T4">void</text:span><text:span text:style-name="T11"> show()</text:span></text:p>
      <text:p text:style-name="P14"><text:tab/>{</text:p>
      <text:p text:style-name="P6"><text:span text:style-name="T11"><text:tab/><text:tab/></text:span><text:span text:style-name="T4">super</text:span><text:span text:style-name="T11">.show();</text:span></text:p>
      <text:p text:style-name="P6"><text:span text:style-name="T11"><text:tab/><text:tab/>System.</text:span><text:span text:style-name="T21">out</text:span><text:span text:style-name="T11">.println(</text:span><text:span text:style-name="T25">"k: "</text:span><text:span text:style-name="T11"> + </text:span><text:span text:style-name="T23">k</text:span><text:span text:style-name="T11">);</text:span></text:p>
      <text:p text:style-name="P14"><text:tab/>}</text:p>
      <text:p text:style-name="P14">}</text:p>
      <text:p text:style-name="P6"><text:span text:style-name="T4">class</text:span><text:span text:style-name="T11"> Override</text:span></text:p>
      <text:p text:style-name="P14">{</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text:p>
      <text:p text:style-name="P6"><text:span text:style-name="T11"><text:tab/><text:tab/>B </text:span><text:span text:style-name="T19">subOb</text:span><text:span text:style-name="T11"> = </text:span><text:span text:style-name="T4">new</text:span><text:span text:style-name="T11"> B(1, 2, 3);</text:span></text:p>
      <text:p text:style-name="P6"><text:span text:style-name="T11"><text:tab/><text:tab/></text:span><text:span text:style-name="T19">subOb</text:span><text:span text:style-name="T11">.show(); </text:span><text:span text:style-name="T27">// this calls show() in B</text:span></text:p>
      <text:p text:style-name="P14"><text:tab/>}</text:p>
      <text:p text:style-name="P37">}</text:p>
      <text:p text:style-name="P37"/>
      <text:p text:style-name="P37"/>
      <text:list xml:id="list135431619951781" text:continue-numbering="true" text:style-name="L2">
        <text:list-header>
          <text:p text:style-name="P30">Write a java program to check whether a given string is palindrome.</text:p>
        </text:list-header>
      </text:list>
      <text:p text:style-name="P7"><text:span text:style-name="T4">public</text:span><text:span text:style-name="T11"> </text:span><text:span text:style-name="T4">class</text:span><text:span text:style-name="T11"> ChkPalindrome </text:span></text:p>
      <text:p text:style-name="P14">{</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text:p>
      <text:p text:style-name="P6"><text:span text:style-name="T11"><text:tab/><text:tab/>String </text:span><text:span text:style-name="T19">str</text:span><text:span text:style-name="T11">, </text:span><text:span text:style-name="T19">rev</text:span><text:span text:style-name="T11"> = </text:span><text:span text:style-name="T25">""</text:span><text:span text:style-name="T11">;</text:span></text:p>
      <text:p text:style-name="P6"><text:span text:style-name="T11"><text:tab/><text:tab/>Scanner </text:span><text:span text:style-name="T20">sc</text:span><text:span text:style-name="T11"> = </text:span><text:span text:style-name="T4">new</text:span><text:span text:style-name="T11"> Scanner(System.</text:span><text:span text:style-name="T21">in</text:span><text:span text:style-name="T11">);</text:span></text:p>
      <text:p text:style-name="P6"><text:span text:style-name="T11"><text:tab/><text:tab/>System.</text:span><text:span text:style-name="T21">out</text:span><text:span text:style-name="T11">.println(</text:span><text:span text:style-name="T25">"Enter a string:"</text:span><text:span text:style-name="T11">);</text:span></text:p>
      <text:p text:style-name="P6"><text:span text:style-name="T11"><text:tab/><text:tab/></text:span><text:span text:style-name="T19">str</text:span><text:span text:style-name="T11"> = </text:span><text:span text:style-name="T19">sc</text:span><text:span text:style-name="T11">.nextLine();</text:span></text:p>
      <text:p text:style-name="P6"><text:span text:style-name="T11"><text:tab/><text:tab/></text:span><text:span text:style-name="T4">int</text:span><text:span text:style-name="T11"> </text:span><text:span text:style-name="T19">length</text:span><text:span text:style-name="T11"> = </text:span><text:span text:style-name="T19">str</text:span><text:span text:style-name="T11">.length();</text:span></text:p>
      <text:p text:style-name="P6"><text:span text:style-name="T11"><text:tab/><text:tab/></text:span><text:span text:style-name="T4">for</text:span><text:span text:style-name="T11"> ( </text:span><text:span text:style-name="T4">int</text:span><text:span text:style-name="T11"> </text:span><text:span text:style-name="T19">i</text:span><text:span text:style-name="T11"> = </text:span><text:span text:style-name="T19">length</text:span><text:span text:style-name="T11"> - 1; </text:span><text:span text:style-name="T19">i</text:span><text:span text:style-name="T11"> &gt;= 0; </text:span><text:span text:style-name="T19">i</text:span><text:span text:style-name="T11">-- )</text:span></text:p>
      <text:p text:style-name="P6"><text:span text:style-name="T11"><text:tab/><text:tab/><text:tab/></text:span><text:span text:style-name="T19">rev</text:span><text:span text:style-name="T11"> = </text:span><text:span text:style-name="T19">rev</text:span><text:span text:style-name="T11"> + </text:span><text:span text:style-name="T19">str</text:span><text:span text:style-name="T11">.charAt(</text:span><text:span text:style-name="T19">i</text:span><text:span text:style-name="T11">);</text:span></text:p>
      <text:p text:style-name="P6"><text:span text:style-name="T11"><text:tab/><text:tab/></text:span><text:span text:style-name="T4">if</text:span><text:span text:style-name="T11"> (</text:span><text:span text:style-name="T19">str</text:span><text:span text:style-name="T11">.equals(</text:span><text:span text:style-name="T19">rev</text:span><text:span text:style-name="T11">))</text:span></text:p>
      <text:p text:style-name="P6"><text:span text:style-name="T11"><text:tab/><text:tab/><text:tab/>System.</text:span><text:span text:style-name="T21">out</text:span><text:span text:style-name="T11">.println(</text:span><text:span text:style-name="T19">str</text:span><text:span text:style-name="T11">+</text:span><text:span text:style-name="T25">" is a palindrome"</text:span><text:span text:style-name="T11">);</text:span></text:p>
      <text:p text:style-name="P6"><text:span text:style-name="T11"><text:tab/><text:tab/></text:span><text:span text:style-name="T4">else</text:span></text:p>
      <text:p text:style-name="P6"><text:span text:style-name="T11"><text:tab/><text:tab/><text:tab/>System.</text:span><text:span text:style-name="T21">out</text:span><text:span text:style-name="T11">.println(</text:span><text:span text:style-name="T19">str</text:span><text:span text:style-name="T11">+</text:span><text:span text:style-name="T25">" is not a palindrome"</text:span><text:span text:style-name="T11">);</text:span></text:p>
      <text:p text:style-name="P14"><text:tab/>}</text:p>
      <text:p text:style-name="P37">}</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40">WEEK-3: ABSTRACT CLASS, INTERFACE</text:p>
      <text:list xml:id="list3049467298" text:style-name="L3">
        <text:list-item>
          <text:p text:style-name="P41">To create an abstract class named shape that contains two integers and an empty method named printArea. Provide three classes named Rectangle, Triangle and Circle subclass that each one of the classes extends the Class Shape. Each one of the classes contains only the method printArea() that prints the area of Shape.</text:p>
        </text:list-item>
        <text:list-item>
          <text:p text:style-name="P41">Write a java program to create an interface named Shape that contains empty method named Area () and perimeter(). Provide two classes named Triangle and Circle such that each one of the classes implement Shape. Each one of the classes contains only the method Area () and perimeter().that prints the area and perimeter() of the given shape.</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1"><text:soft-page-break/><text:span text:style-name="T5">abstract</text:span><text:span text:style-name="T11"> </text:span><text:span text:style-name="T4">class</text:span><text:span text:style-name="T11"> shape</text:span></text:p>
      <text:p text:style-name="P14">{</text:p>
      <text:p text:style-name="P6"><text:span text:style-name="T11"><text:tab/></text:span><text:span text:style-name="T4">public</text:span><text:span text:style-name="T11"> </text:span><text:span text:style-name="T4">int</text:span><text:span text:style-name="T11"> </text:span><text:span text:style-name="T23">x</text:span><text:span text:style-name="T11">, </text:span><text:span text:style-name="T23">y</text:span><text:span text:style-name="T11">;</text:span></text:p>
      <text:p text:style-name="P6"><text:span text:style-name="T11"><text:tab/></text:span><text:span text:style-name="T4">public</text:span><text:span text:style-name="T11"> </text:span><text:span text:style-name="T4">abstract</text:span><text:span text:style-name="T11"> </text:span><text:span text:style-name="T4">void</text:span><text:span text:style-name="T11"> printArea();</text:span></text:p>
      <text:p text:style-name="P14">}</text:p>
      <text:p text:style-name="P6"><text:span text:style-name="T4">class</text:span><text:span text:style-name="T11"> Rectangle </text:span><text:span text:style-name="T4">extends</text:span><text:span text:style-name="T11"> shape</text:span></text:p>
      <text:p text:style-name="P14">{</text:p>
      <text:p text:style-name="P6"><text:span text:style-name="T11"><text:tab/></text:span><text:span text:style-name="T4">public</text:span><text:span text:style-name="T11"> </text:span><text:span text:style-name="T4">void</text:span><text:span text:style-name="T11"> printArea()</text:span></text:p>
      <text:p text:style-name="P14"><text:tab/>{</text:p>
      <text:p text:style-name="P6"><text:span text:style-name="T11"><text:tab/><text:tab/>System.</text:span><text:span text:style-name="T21">out</text:span><text:span text:style-name="T11">.println(</text:span><text:span text:style-name="T25">"Area of Rectangle is "</text:span><text:span text:style-name="T11"> + </text:span><text:span text:style-name="T23">x</text:span><text:span text:style-name="T11"> * </text:span><text:span text:style-name="T23">y</text:span><text:span text:style-name="T11">);</text:span></text:p>
      <text:p text:style-name="P14"><text:tab/>}</text:p>
      <text:p text:style-name="P14">}</text:p>
      <text:p text:style-name="P6"><text:span text:style-name="T4">class</text:span><text:span text:style-name="T11"> Triangle </text:span><text:span text:style-name="T4">extends</text:span><text:span text:style-name="T11"> shape</text:span></text:p>
      <text:p text:style-name="P14">{</text:p>
      <text:p text:style-name="P6"><text:span text:style-name="T11"><text:tab/></text:span><text:span text:style-name="T4">public</text:span><text:span text:style-name="T11"> </text:span><text:span text:style-name="T4">void</text:span><text:span text:style-name="T11"> printArea()</text:span></text:p>
      <text:p text:style-name="P14"><text:tab/>{</text:p>
      <text:p text:style-name="P6"><text:span text:style-name="T11"><text:tab/><text:tab/>System.</text:span><text:span text:style-name="T21">out</text:span><text:span text:style-name="T11">.println(</text:span><text:span text:style-name="T25">"Area of Triangle is "</text:span><text:span text:style-name="T11"> + (</text:span><text:span text:style-name="T23">x</text:span><text:span text:style-name="T11"> * </text:span><text:span text:style-name="T23">y</text:span><text:span text:style-name="T11">) / 2);</text:span></text:p>
      <text:p text:style-name="P14"><text:tab/>}</text:p>
      <text:p text:style-name="P14">}</text:p>
      <text:p text:style-name="P6"><text:span text:style-name="T4">class</text:span><text:span text:style-name="T11"> Circle </text:span><text:span text:style-name="T4">extends</text:span><text:span text:style-name="T11"> shape</text:span></text:p>
      <text:p text:style-name="P14">{</text:p>
      <text:p text:style-name="P6"><text:span text:style-name="T11"><text:tab/></text:span><text:span text:style-name="T4">public</text:span><text:span text:style-name="T11"> </text:span><text:span text:style-name="T4">void</text:span><text:span text:style-name="T11"> printArea()</text:span></text:p>
      <text:p text:style-name="P14"><text:tab/>{</text:p>
      <text:p text:style-name="P6"><text:span text:style-name="T11"><text:tab/><text:tab/>System.</text:span><text:span text:style-name="T21">out</text:span><text:span text:style-name="T11">.println(</text:span><text:span text:style-name="T25">"Area of Circle is "</text:span><text:span text:style-name="T11"> + (22 * </text:span><text:span text:style-name="T23">x</text:span><text:span text:style-name="T11"> * </text:span><text:span text:style-name="T23">x</text:span><text:span text:style-name="T11">) / 7);</text:span></text:p>
      <text:p text:style-name="P14"><text:tab/>}</text:p>
      <text:p text:style-name="P14">}</text:p>
      <text:p text:style-name="P6"><text:span text:style-name="T4">public</text:span><text:span text:style-name="T11"> </text:span><text:span text:style-name="T4">class</text:span><text:span text:style-name="T11"> a</text:span><text:span text:style-name="T17">bstex</text:span></text:p>
      <text:p text:style-name="P14">{</text:p>
      <text:p text:style-name="P6"><text:span text:style-name="T11"><text:tab/></text:span><text:span text:style-name="T4">public</text:span><text:span text:style-name="T11"> </text:span><text:span text:style-name="T4">static</text:span><text:span text:style-name="T11"> </text:span><text:span text:style-name="T4">void</text:span><text:span text:style-name="T11"> main(String[] </text:span><text:span text:style-name="T19">args</text:span><text:span text:style-name="T11">)</text:span></text:p>
      <text:p text:style-name="P14"><text:tab/>{</text:p>
      <text:p text:style-name="P6"><text:span text:style-name="T11"><text:tab/><text:tab/></text:span><text:span text:style-name="T27">// </text:span><text:span text:style-name="T28">TODO</text:span><text:span text:style-name="T27"> code application logic here</text:span></text:p>
      <text:p text:style-name="P6"><text:span text:style-name="T11"><text:tab/><text:tab/>Rectangle </text:span><text:span text:style-name="T19">r</text:span><text:span text:style-name="T11"> = </text:span><text:span text:style-name="T4">new</text:span><text:span text:style-name="T11"> Rectangle();</text:span></text:p>
      <text:p text:style-name="P6"><text:span text:style-name="T11"><text:tab/><text:tab/></text:span><text:span text:style-name="T19">r</text:span><text:span text:style-name="T11">.</text:span><text:span text:style-name="T23">x</text:span><text:span text:style-name="T11"> = 10;</text:span></text:p>
      <text:p text:style-name="P6"><text:span text:style-name="T11"><text:tab/><text:tab/></text:span><text:span text:style-name="T19">r</text:span><text:span text:style-name="T11">.</text:span><text:span text:style-name="T23">y</text:span><text:span text:style-name="T11"> = 20;</text:span></text:p>
      <text:p text:style-name="P6"><text:span text:style-name="T11"><text:tab/><text:tab/></text:span><text:span text:style-name="T19">r</text:span><text:span text:style-name="T11">.printArea();</text:span></text:p>
      <text:p text:style-name="P6"><text:span text:style-name="T11"><text:tab/><text:tab/>System.</text:span><text:span text:style-name="T21">out</text:span><text:span text:style-name="T11">.println(</text:span><text:span text:style-name="T25">"-------------------------------------"</text:span><text:span text:style-name="T11">);</text:span></text:p>
      <text:p text:style-name="P6"><text:span text:style-name="T11"><text:tab/><text:tab/>Triangle </text:span><text:span text:style-name="T19">t</text:span><text:span text:style-name="T11"> = </text:span><text:span text:style-name="T4">new</text:span><text:span text:style-name="T11"> Triangle();</text:span></text:p>
      <text:p text:style-name="P6"><text:span text:style-name="T11"><text:tab/><text:tab/></text:span><text:span text:style-name="T19">t</text:span><text:span text:style-name="T11">.</text:span><text:span text:style-name="T23">x</text:span><text:span text:style-name="T11"> = 30;</text:span></text:p>
      <text:p text:style-name="P6"><text:span text:style-name="T11"><text:tab/><text:tab/></text:span><text:span text:style-name="T19">t</text:span><text:span text:style-name="T11">.</text:span><text:span text:style-name="T23">y</text:span><text:span text:style-name="T11"> = 35;</text:span></text:p>
      <text:p text:style-name="P6"><text:span text:style-name="T11"><text:tab/><text:tab/></text:span><text:span text:style-name="T19">t</text:span><text:span text:style-name="T11">.printArea();</text:span></text:p>
      <text:p text:style-name="P6"><text:span text:style-name="T11"><text:tab/><text:tab/>System.</text:span><text:span text:style-name="T21">out</text:span><text:span text:style-name="T11">.println(</text:span><text:span text:style-name="T25">"-------------------------------------"</text:span><text:span text:style-name="T11">);</text:span></text:p>
      <text:p text:style-name="P6"><text:span text:style-name="T11"><text:tab/><text:tab/>Circle </text:span><text:span text:style-name="T19">c</text:span><text:span text:style-name="T11"> = </text:span><text:span text:style-name="T4">new</text:span><text:span text:style-name="T11"> Circle();</text:span></text:p>
      <text:p text:style-name="P6"><text:span text:style-name="T11"><text:tab/><text:tab/></text:span><text:span text:style-name="T19">c</text:span><text:span text:style-name="T11">.</text:span><text:span text:style-name="T23">x</text:span><text:span text:style-name="T11"> = 2;</text:span></text:p>
      <text:p text:style-name="P6"><text:span text:style-name="T11"><text:tab/><text:tab/></text:span><text:span text:style-name="T19">c</text:span><text:span text:style-name="T11">.printArea();</text:span></text:p>
      <text:p text:style-name="P6"><text:span text:style-name="T11"><text:tab/><text:tab/>System.</text:span><text:span text:style-name="T21">out</text:span><text:span text:style-name="T11">.println(</text:span><text:span text:style-name="T25">"-------------------------------------"</text:span><text:span text:style-name="T11">);</text:span></text:p>
      <text:p text:style-name="P14"><text:tab/>}</text:p>
      <text:p text:style-name="P39">}</text:p>
      <text:p text:style-name="P39"/>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21:22.026357116</meta:creation-date>
    <dc:date>2023-05-08T13:54:30.077563371</dc:date>
    <meta:editing-duration>PT3H4M22S</meta:editing-duration>
    <meta:editing-cycles>34</meta:editing-cycles>
    <meta:generator>LibreOffice/7.3.2.2$Linux_X86_64 LibreOffice_project/30$Build-2</meta:generator>
    <meta:document-statistic meta:table-count="0" meta:image-count="0" meta:object-count="0" meta:page-count="10" meta:paragraph-count="326" meta:word-count="1337" meta:character-count="9205" meta:non-whitespace-character-count="7621"/>
  </office:meta>
</office:document-meta>
</file>